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style:style style:name="highlight_list_paragraph_style" style:display-name="Text body" style:parent-style-name="Standard" style:class="text" style:family="paragraph">
      <style:paragraph-properties fo:text-align="left" style:justify-single-word="false"/>
    </style:style>
    <text:list-style style:name="highlight_list_ol_style" style:display-name="Numbering 1">
      <text:list-level-style-number text:level="1" text:style-name="highlight_list_numbers_text_style" style:num-format="1" style:num-suffix=".">
        <style:list-level-properties fo:text-align="left"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PluginODTAutoStyle_TableCell_1" style:family="table-cell">
      <style:table-cell-properties fo:border="0.06pt solid #8cacbb" fo:padding="0.049cm" fo:background-color="#f7f9fa"/>
    </style:style>
    <style:style style:name="PluginODTAutoStyle_Paragraph_2" style:family="paragraph">
      <style:paragraph-properties fo:padding="0.049cm"/>
    </style:style>
    <style:style style:name="odt_auto_style_table_column_1_1" style:family="table-column">
      <style:table-column-properties style:column-width="481.89pt"/>
    </style:style>
    <style:style style:name="highlight_kw2" style:family="text">
      <style:text-properties fo:color="#000000" fo:font-weight="bold" fo:font-family="Consolas" fo:font-size="14pt" fo:font-style="normal" fo:border="0pt none"/>
    </style:style>
    <style:style style:name="PluginODTAutoStyle_TableCell_3" style:family="table-cell">
      <style:table-cell-properties fo:border="0.06pt solid #8cacbb" fo:padding="0.049cm" fo:background-color="#f7f9fa"/>
    </style:style>
    <style:style style:name="PluginODTAutoStyle_Paragraph_4" style:family="paragraph">
      <style:paragraph-properties fo:padding="0.049cm"/>
    </style:style>
    <style:style style:name="odt_auto_style_table_column_2_1" style:family="table-column">
      <style:table-column-properties style:column-width="481.89pt"/>
    </style:style>
    <style:style style:name="highlight_re5" style:family="text">
      <style:text-properties fo:color="#660033" fo:font-family="Consolas" fo:font-size="14pt" fo:font-style="normal" fo:border="0pt none"/>
    </style:style>
    <style:style style:name="highlight_sy0" style:family="text">
      <style:text-properties fo:color="#66cc66" fo:font-family="Consolas" fo:font-size="14pt" fo:font-style="normal" fo:border="0pt none"/>
    </style:style>
    <style:style style:name="PluginODTAutoStyle_TableCell_5" style:family="table-cell">
      <style:table-cell-properties fo:border="0.06pt solid #8cacbb" fo:padding="0.049cm" fo:background-color="#f7f9fa"/>
    </style:style>
    <style:style style:name="PluginODTAutoStyle_Paragraph_6" style:family="paragraph">
      <style:paragraph-properties fo:padding="0.049cm"/>
    </style:style>
    <style:style style:name="odt_auto_style_table_column_3_1" style:family="table-column">
      <style:table-column-properties style:column-width="481.89pt"/>
    </style:style>
    <style:style style:name="highlight_nu0" style:family="text">
      <style:text-properties fo:color="#cc66cc" fo:font-family="Consolas" fo:font-size="14pt" fo:font-style="normal" fo:border="0pt none"/>
    </style:style>
    <style:style style:name="highlight_st0" style:family="text">
      <style:text-properties fo:color="#ff0000" fo:font-family="Consolas" fo:font-size="14pt" fo:font-style="normal" fo:border="0pt none"/>
    </style:style>
    <style:style style:name="PluginODTAutoStyle_TableCell_7" style:family="table-cell">
      <style:table-cell-properties fo:border="0.06pt solid #8cacbb" fo:padding="0.049cm" fo:background-color="#f7f9fa"/>
    </style:style>
    <style:style style:name="PluginODTAutoStyle_Paragraph_8" style:family="paragraph">
      <style:paragraph-properties fo:padding="0.049cm"/>
    </style:style>
    <style:style style:name="odt_auto_style_table_column_4_1" style:family="table-column">
      <style:table-column-properties style:column-width="481.89pt"/>
    </style:style>
    <style:style style:name="PluginODTAutoStyle_TableCell_9" style:family="table-cell">
      <style:table-cell-properties fo:border="0.06pt solid #8cacbb" fo:padding="0.049cm" fo:background-color="#f7f9fa"/>
    </style:style>
    <style:style style:name="PluginODTAutoStyle_Paragraph_10" style:family="paragraph">
      <style:paragraph-properties fo:padding="0.049cm"/>
    </style:style>
    <style:style style:name="odt_auto_style_table_column_5_1" style:family="table-column">
      <style:table-column-properties style:column-width="481.89pt"/>
    </style:style>
    <style:style style:name="PluginODTAutoStyle_TableCell_11" style:family="table-cell">
      <style:table-cell-properties fo:border="0.06pt solid #8cacbb" fo:padding="0.049cm" fo:background-color="#f7f9fa"/>
    </style:style>
    <style:style style:name="PluginODTAutoStyle_Paragraph_12" style:family="paragraph">
      <style:paragraph-properties fo:padding="0.049cm"/>
    </style:style>
    <style:style style:name="odt_auto_style_table_column_6_1" style:family="table-column">
      <style:table-column-properties style:column-width="481.89pt"/>
    </style:style>
    <style:style style:name="PluginODTAutoStyle_TableCell_13" style:family="table-cell">
      <style:table-cell-properties fo:border="0.06pt solid #8cacbb" fo:padding="0.049cm" fo:background-color="#f7f9fa"/>
    </style:style>
    <style:style style:name="PluginODTAutoStyle_Paragraph_14" style:family="paragraph">
      <style:paragraph-properties fo:padding="0.049cm"/>
    </style:style>
    <style:style style:name="odt_auto_style_table_column_7_1" style:family="table-column">
      <style:table-column-properties style:column-width="481.89pt"/>
    </style:style>
    <style:style style:name="PluginODTAutoStyle_TableCell_15" style:family="table-cell">
      <style:table-cell-properties fo:border="0.06pt solid #8cacbb" fo:padding="0.049cm" fo:background-color="#f7f9fa"/>
    </style:style>
    <style:style style:name="PluginODTAutoStyle_Paragraph_16" style:family="paragraph">
      <style:paragraph-properties fo:padding="0.049cm"/>
    </style:style>
    <style:style style:name="odt_auto_style_table_column_8_1" style:family="table-column">
      <style:table-column-properties style:column-width="481.89pt"/>
    </style:style>
    <style:style style:name="PluginODTAutoStyle_TableCell_17" style:family="table-cell">
      <style:table-cell-properties fo:border="0.06pt solid #8cacbb" fo:padding="0.049cm" fo:background-color="#f7f9fa"/>
    </style:style>
    <style:style style:name="PluginODTAutoStyle_Paragraph_18" style:family="paragraph">
      <style:paragraph-properties fo:padding="0.049cm"/>
    </style:style>
    <style:style style:name="odt_auto_style_table_column_9_1" style:family="table-column">
      <style:table-column-properties style:column-width="481.89pt"/>
    </style:style>
    <style:style style:name="PluginODTAutoStyle_TableCell_19" style:family="table-cell">
      <style:table-cell-properties fo:border="0.06pt solid #8cacbb" fo:padding="0.049cm" fo:background-color="#f7f9fa"/>
    </style:style>
    <style:style style:name="PluginODTAutoStyle_Paragraph_20" style:family="paragraph">
      <style:paragraph-properties fo:padding="0.049cm"/>
    </style:style>
    <style:style style:name="odt_auto_style_table_column_10_1" style:family="table-column">
      <style:table-column-properties style:column-width="481.89pt"/>
    </style:style>
    <style:style style:name="PluginODTAutoStyle_TableCell_21" style:family="table-cell">
      <style:table-cell-properties fo:border="0.06pt solid #8cacbb" fo:padding="0.049cm" fo:background-color="#f7f9fa"/>
    </style:style>
    <style:style style:name="PluginODTAutoStyle_Paragraph_22" style:family="paragraph">
      <style:paragraph-properties fo:padding="0.049cm"/>
    </style:style>
    <style:style style:name="odt_auto_style_table_column_11_1" style:family="table-column">
      <style:table-column-properties style:column-width="481.89pt"/>
    </style:style>
    <style:style style:name="PluginODTAutoStyle_TableCell_23" style:family="table-cell">
      <style:table-cell-properties fo:border="0.06pt solid #8cacbb" fo:padding="0.049cm" fo:background-color="#f7f9fa"/>
    </style:style>
    <style:style style:name="PluginODTAutoStyle_Paragraph_24" style:family="paragraph">
      <style:paragraph-properties fo:padding="0.049cm"/>
    </style:style>
    <style:style style:name="odt_auto_style_table_column_12_1" style:family="table-column">
      <style:table-column-properties style:column-width="481.89pt"/>
    </style:style>
    <style:style style:name="highlight_kw1" style:family="text">
      <style:text-properties fo:color="#b1b100" fo:font-family="Consolas" fo:font-size="14pt" fo:font-style="normal" fo:border="0pt none"/>
    </style:style>
    <style:style style:name="highlight_sy1" style:family="text">
      <style:text-properties fo:color="#339933" fo:font-family="Consolas" fo:font-size="14pt" fo:font-style="normal" fo:border="0pt none"/>
    </style:style>
    <style:style style:name="highlight_sy2" style:family="text">
      <style:text-properties fo:color="#000066" fo:font-family="Consolas" fo:font-size="14pt" fo:font-style="normal" fo:border="0pt none"/>
    </style:style>
    <style:style style:name="highlight_br0" style:family="text">
      <style:text-properties fo:color="#66cc66" fo:font-family="Consolas" fo:font-size="14pt" fo:font-style="normal" fo:border="0pt none"/>
    </style:style>
    <style:style style:name="highlight_kw23" style:family="text">
      <style:text-properties fo:font-family="Consolas" fo:font-size="14pt" fo:color="#333333" fo:font-style="normal" fo:border="0pt none"/>
    </style:style>
    <style:style style:name="highlight_kw4" style:family="text">
      <style:text-properties fo:color="#993333" fo:font-family="Consolas" fo:font-size="14pt" fo:font-style="normal" fo:border="0pt none"/>
    </style:style>
    <style:style style:name="highlight_kw10" style:family="text">
      <style:text-properties fo:color="#003399" fo:font-weight="bold" fo:font-family="Consolas" fo:font-size="14pt" fo:font-style="normal" fo:border="0pt none"/>
    </style:style>
    <style:style style:name="highlight_kw3" style:family="text">
      <style:text-properties fo:color="#000066" fo:font-family="Consolas" fo:font-size="14pt" fo:font-style="normal" fo:border="0pt none"/>
    </style:style>
    <style:style style:name="highlight_kw21" style:family="text">
      <style:text-properties fo:font-family="Consolas" fo:font-size="14pt" fo:color="#333333" fo:font-style="normal" fo:border="0pt none"/>
    </style:style>
    <style:style style:name="PluginODTAutoStyle_TableCell_25" style:family="table-cell">
      <style:table-cell-properties fo:border="0.06pt solid #8cacbb" fo:padding="0.049cm" fo:background-color="#f7f9fa"/>
    </style:style>
    <style:style style:name="PluginODTAutoStyle_Paragraph_26" style:family="paragraph">
      <style:paragraph-properties fo:padding="0.049cm"/>
    </style:style>
    <style:style style:name="odt_auto_style_table_column_13_1" style:family="table-column">
      <style:table-column-properties style:column-width="481.89pt"/>
    </style:style>
    <style:style style:name="PluginODTAutoStyle_TableCell_27" style:family="table-cell">
      <style:table-cell-properties fo:border="0.06pt solid #8cacbb" fo:padding="0.049cm" fo:background-color="#f7f9fa"/>
    </style:style>
    <style:style style:name="PluginODTAutoStyle_Paragraph_28" style:family="paragraph">
      <style:paragraph-properties fo:padding="0.049cm"/>
    </style:style>
    <style:style style:name="odt_auto_style_table_column_14_1" style:family="table-column">
      <style:table-column-properties style:column-width="481.89pt"/>
    </style:style>
    <style:style style:name="PluginODTAutoStyle_TableCell_29" style:family="table-cell">
      <style:table-cell-properties fo:border="0.06pt solid #8cacbb" fo:padding="0.049cm" fo:background-color="#f7f9fa"/>
    </style:style>
    <style:style style:name="PluginODTAutoStyle_Paragraph_30" style:family="paragraph">
      <style:paragraph-properties fo:padding="0.049cm"/>
    </style:style>
    <style:style style:name="odt_auto_style_table_column_15_1" style:family="table-column">
      <style:table-column-properties style:column-width="481.89pt"/>
    </style:style>
    <style:style style:name="PluginODTAutoStyle_TableCell_31" style:family="table-cell">
      <style:table-cell-properties fo:border="0.06pt solid #8cacbb" fo:padding="0.049cm" fo:background-color="#f7f9fa"/>
    </style:style>
    <style:style style:name="PluginODTAutoStyle_Paragraph_32" style:family="paragraph">
      <style:paragraph-properties fo:padding="0.049cm"/>
    </style:style>
    <style:style style:name="odt_auto_style_table_column_16_1" style:family="table-column">
      <style:table-column-properties style:column-width="481.89pt"/>
    </style:style>
    <style:style style:name="PluginODTAutoStyle_TableCell_33" style:family="table-cell">
      <style:table-cell-properties fo:border="0.06pt solid #8cacbb" fo:padding="0.049cm" fo:background-color="#f7f9fa"/>
    </style:style>
    <style:style style:name="PluginODTAutoStyle_Paragraph_34" style:family="paragraph">
      <style:paragraph-properties fo:padding="0.049cm"/>
    </style:style>
    <style:style style:name="odt_auto_style_table_column_17_1" style:family="table-column">
      <style:table-column-properties style:column-width="481.89pt"/>
    </style:style>
    <style:style style:name="PluginODTAutoStyle_TableCell_35" style:family="table-cell">
      <style:table-cell-properties fo:border="0.06pt solid #8cacbb" fo:padding="0.049cm" fo:background-color="#f7f9fa"/>
    </style:style>
    <style:style style:name="PluginODTAutoStyle_Paragraph_36" style:family="paragraph">
      <style:paragraph-properties fo:padding="0.049cm"/>
    </style:style>
    <style:style style:name="odt_auto_style_table_column_18_1" style:family="table-column">
      <style:table-column-properties style:column-width="481.89pt"/>
    </style:style>
    <style:style style:name="PluginODTAutoStyle_TableCell_37" style:family="table-cell">
      <style:table-cell-properties fo:border="0.06pt solid #8cacbb" fo:padding="0.049cm" fo:background-color="#f7f9fa"/>
    </style:style>
    <style:style style:name="PluginODTAutoStyle_Paragraph_38" style:family="paragraph">
      <style:paragraph-properties fo:padding="0.049cm"/>
    </style:style>
    <style:style style:name="odt_auto_style_table_column_19_1" style:family="table-column">
      <style:table-column-properties style:column-width="481.89pt"/>
    </style:style>
    <style:style style:name="PluginODTAutoStyle_TableCell_39" style:family="table-cell">
      <style:table-cell-properties fo:border="0.06pt solid #8cacbb" fo:padding="0.049cm" fo:background-color="#f7f9fa"/>
    </style:style>
    <style:style style:name="PluginODTAutoStyle_Paragraph_40" style:family="paragraph">
      <style:paragraph-properties fo:padding="0.049cm"/>
    </style:style>
    <style:style style:name="odt_auto_style_table_column_20_1" style:family="table-column">
      <style:table-column-properties style:column-width="481.89pt"/>
    </style:style>
    <style:style style:name="PluginODTAutoStyle_TableCell_41" style:family="table-cell">
      <style:table-cell-properties fo:border="0.06pt solid #8cacbb" fo:padding="0.049cm" fo:background-color="#f7f9fa"/>
    </style:style>
    <style:style style:name="PluginODTAutoStyle_Paragraph_42" style:family="paragraph">
      <style:paragraph-properties fo:padding="0.049cm"/>
    </style:style>
    <style:style style:name="odt_auto_style_table_column_21_1" style:family="table-column">
      <style:table-column-properties style:column-width="481.89pt"/>
    </style:style>
    <style:style style:name="PluginODTAutoStyle_TableCell_43" style:family="table-cell">
      <style:table-cell-properties fo:border="0.06pt solid #8cacbb" fo:padding="0.049cm" fo:background-color="#f7f9fa"/>
    </style:style>
    <style:style style:name="PluginODTAutoStyle_Paragraph_44" style:family="paragraph">
      <style:paragraph-properties fo:padding="0.049cm"/>
    </style:style>
    <style:style style:name="odt_auto_style_table_column_22_1" style:family="table-column">
      <style:table-column-properties style:column-width="481.89pt"/>
    </style:style>
    <style:style style:name="PluginODTAutoStyle_TableCell_45" style:family="table-cell">
      <style:table-cell-properties fo:border="0.06pt solid #8cacbb" fo:padding="0.049cm" fo:background-color="#f7f9fa"/>
    </style:style>
    <style:style style:name="PluginODTAutoStyle_Paragraph_46" style:family="paragraph">
      <style:paragraph-properties fo:padding="0.049cm"/>
    </style:style>
    <style:style style:name="odt_auto_style_table_column_23_1" style:family="table-column">
      <style:table-column-properties style:column-width="481.8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p text:style-name="Text_20_body"><text:a xlink:type="simple" xlink:href="http://szit.hu/doku.php?id=oktatas:linux:ftp_szerver" text:style-name="Internet_20_link" text:visited-style-name="Visited_20_Internet_20_Link">&lt; Ftp szerver</text:a></text:p>
      <text:h text:style-name="Heading_20_1" text:outline-level="1"><text:bookmark text:name="oktatas:linux:ftp_szerver:pure-ftpd"/><text:bookmark-start text:name="__RefHeading___pure-ftpd_1"/><text:bookmark-start text:name="pure-ftpd"/>Pure-ftpd<text:bookmark-end text:name="__RefHeading___pure-ftpd_1"/><text:bookmark-end text:name="pure-ftpd"/></text:h>
      <text:list text:style-name="List_20_1" text:continue-numbering="false">
        <text:list-item>
          <text:p text:style-name="List_20_1_Content_First"> <text:span text:style-name="Strong_20_Emphasis">Szerző:</text:span> Sallai András</text:p>
        </text:list-item>
        <text:list-item>
          <text:p text:style-name="List_20_1_Content"> Copyright (c) Sallai András, 2011, 2013, 2018</text:p>
        </text:list-item>
        <text:list-item>
          <text:p text:style-name="List_20_1_Content"> Licenc: GNU Free Documentation License 1.3</text:p>
        </text:list-item>
        <text:list-item>
          <text:p text:style-name="List_20_1_Content_Last"> Web: <text:a xlink:type="simple" xlink:href="http://szit.hu" text:style-name="Internet_20_link" text:visited-style-name="Visited_20_Internet_20_Link">http://szit.hu</text:a></text:p>
        </text:list-item>
      </text:list>
      <text:h text:style-name="Heading_20_2" text:outline-level="2"><text:bookmark-start text:name="__RefHeading___az_ftp_szerverről_2"/><text:bookmark-start text:name="az_ftp_szerverről"/>Az FTP szerverről<text:bookmark-end text:name="__RefHeading___az_ftp_szerverről_2"/><text:bookmark-end text:name="az_ftp_szerverről"/></text:h>
      <text:p text:style-name="Text_20_body">Az Interneten az első funkció amit használtak az a fájlok átvitele. 
Az FTP a File Transfer Protocol angol szavakból alkotott betűszó. 
Úgy fordíthatjuk, hogy Fájl Átviteli Protokoll.</text:p>
      <text:p text:style-name="Text_20_body">Alapértelmezetten a 21 porton fogad kapcsolatokat és a 20-as porton szolgálja ki az adatokat.</text:p>
      <text:p text:style-name="Text_20_body">Passzív módban azonban a 21-es portot használja, vezérlésre, az adatátvitelre pedig 
1023 felett egy portot.</text:p>
      <text:h text:style-name="Heading_20_2" text:outline-level="2"><text:bookmark-start text:name="__RefHeading___telepítés_3"/><text:bookmark-start text:name="telepítés"/>Telepítés<text:bookmark-end text:name="__RefHeading___telepítés_3"/><text:bookmark-end text:name="telepítés"/></text:h>
      <table:table table:style-name="Table">
        <table:table-column table:style-name="odt_auto_style_table_column_1_1"/>
        <table:table-row>
          <table:table-cell office:value-type="string" table:style-name="PluginODTAutoStyle_TableCell_1">
            <text:p text:style-name="PluginODTAutoStyle_Paragraph_2"><text:span text:style-name="highlight_kw2">apt-get install</text:span> pure-ftpd</text:p>
          </table:table-cell>
        </table:table-row>
      </table:table>
      <text:p text:style-name="Text_20_body">Telepítés után minden linuxos felhasználó hozzáférhet saját könyvtárához FTP kapcsolaton keresztül.</text:p>
      <text:p text:style-name="Text_20_body">A legújabb verzió beszerezhető itt:</text:p>
      <text:list text:style-name="List_20_1" text:continue-numbering="false">
        <text:list-item>
          <text:p text:style-name="LastListParagraph_List_20_1_Content_First"> <text:a xlink:type="simple" xlink:href="http://pure-ftpd.org" text:style-name="Internet_20_link" text:visited-style-name="Visited_20_Internet_20_Link">http://pure-ftpd.org</text:a></text:p>
        </text:list-item>
      </text:list>
      <text:h text:style-name="Heading_20_2" text:outline-level="2"><text:bookmark-start text:name="__RefHeading___tesztelés_4"/><text:bookmark-start text:name="tesztelés"/>Tesztelés<text:bookmark-end text:name="__RefHeading___tesztelés_4"/><text:bookmark-end text:name="tesztelés"/></text:h>
      <text:p text:style-name="Preformatted_20_Text"># ps ax</text:p>
      <text:p text:style-name="Preformatted_20_Text"># ss -lt</text:p>
      <text:p text:style-name="Preformatted_20_Text"># apt install ftp</text:p>
      <text:p text:style-name="Preformatted_20_Text"># adduser mari</text:p>
      <text:p text:style-name="Preformatted_20_Text">$ ftp localhost<text:line-break/>Connected to localhost.<text:line-break/>220---------- Welcome to Pure-FTPd [privsep]<text:s text:c="2"/>[TLS] ----------<text:line-break/>220-You are user number 1 of 50 allowed.<text:line-break/>220-Local time is now 19:22. Server port: 21.<text:line-break/>220-This is a private system - No anonymous login<text:line-break/>220 You will be disconnected after 15 minutes of inactivity.<text:line-break/>Name (localhost:janos): mari<text:line-break/>331 User mari OK. Password required<text:line-break/>Password:<text:line-break/>230 OK. Current directory is /home/mari<text:line-break/>Remote system type is /home/mari<text:line-break/>Using binary mode to transfer files.<text:line-break/>ftp&gt;</text:p>
      <text:h text:style-name="Heading_20_2" text:outline-level="2"><text:bookmark-start text:name="__RefHeading___virtuális_felhasználók_5"/><text:bookmark-start text:name="virtuális_felhasználók"/>Virtuális felhasználók<text:bookmark-end text:name="__RefHeading___virtuális_felhasználók_5"/><text:bookmark-end text:name="virtuális_felhasználók"/></text:h>
      <text:h text:style-name="Heading_20_3" text:outline-level="3"><text:bookmark-start text:name="__RefHeading___a_pure-ftpd_beállítása_6"/><text:bookmark-start text:name="a_pure-ftpd_beállítása"/>A pure-ftpd beállítása<text:bookmark-end text:name="__RefHeading___a_pure-ftpd_beállítása_6"/><text:bookmark-end text:name="a_pure-ftpd_beállítása"/></text:h>
      <text:p text:style-name="Text_20_body">Először rá kell vennünk a pure-ftpd programot, hogy kezelje saját virtuális felhasználóit:</text:p>
      <table:table table:style-name="Table">
        <table:table-column table:style-name="odt_auto_style_table_column_2_1"/>
        <table:table-row>
          <table:table-cell office:value-type="string" table:style-name="PluginODTAutoStyle_TableCell_3">
            <text:p text:style-name="PluginODTAutoStyle_Paragraph_4"><text:span text:style-name="highlight_kw2">ln</text:span> <text:span text:style-name="highlight_re5">-s</text:span> <text:span text:style-name="highlight_sy0">/</text:span>etc<text:span text:style-name="highlight_sy0">/</text:span>pure-ftpd<text:span text:style-name="highlight_sy0">/</text:span>conf<text:span text:style-name="highlight_sy0">/</text:span>PureDB <text:span text:style-name="highlight_sy0">/</text:span>etc<text:span text:style-name="highlight_sy0">/</text:span>pure-ftpd<text:span text:style-name="highlight_sy0">/</text:span>auth<text:span text:style-name="highlight_sy0">/</text:span>60PureDB</text:p>
          </table:table-cell>
        </table:table-row>
      </table:table>
      <text:p text:style-name="Text_20_body">Létre kell hoznunk a rendszerben egy ftpgroup csoportot és egy ftpuser felhasználót. 
A pure-ftpd program ezen felhasználó és csoport jogaival fog hozzáférni a 
fájlrendszerhez:</text:p>
      <table:table table:style-name="Table">
        <table:table-column table:style-name="odt_auto_style_table_column_3_1"/>
        <table:table-row>
          <table:table-cell office:value-type="string" table:style-name="PluginODTAutoStyle_TableCell_5">
            <text:p text:style-name="PluginODTAutoStyle_Paragraph_6">groupadd <text:span text:style-name="highlight_re5">-g</text:span> <text:span text:style-name="highlight_nu0">5000</text:span> ftpgroup<text:line-break/>useradd <text:span text:style-name="highlight_re5">-u</text:span> <text:span text:style-name="highlight_nu0">5000</text:span> <text:span text:style-name="highlight_re5">-d</text:span> <text:span text:style-name="highlight_sy0">/</text:span>dev<text:span text:style-name="highlight_sy0">/</text:span>null <text:span text:style-name="highlight_re5">-c</text:span> <text:span text:style-name="highlight_st0">"pureftpd user"</text:span> <text:span text:style-name="highlight_re5">-g</text:span> ftpgroup <text:span text:style-name="highlight_re5">-s</text:span> <text:span text:style-name="highlight_sy0">/</text:span>bin<text:span text:style-name="highlight_sy0">/</text:span><text:span text:style-name="highlight_kw2">false</text:span> ftpuser</text:p>
          </table:table-cell>
        </table:table-row>
      </table:table>
      <text:p text:style-name="Text_20_body">Ha készen van, végig kell gondolnunk a virtuális felhasználók könyvtárai hol lesznek. 
Ez lehet például a /home/virtual-ftp könyvtár. Hozzuk létre:</text:p>
      <table:table table:style-name="Table">
        <table:table-column table:style-name="odt_auto_style_table_column_4_1"/>
        <table:table-row>
          <table:table-cell office:value-type="string" table:style-name="PluginODTAutoStyle_TableCell_7">
            <text:p text:style-name="PluginODTAutoStyle_Paragraph_8"><text:span text:style-name="highlight_kw2">mkdir</text:span> <text:span text:style-name="highlight_sy0">/</text:span>home<text:span text:style-name="highlight_sy0">/</text:span>virtual-ftp<text:span text:style-name="highlight_sy0">/</text:span></text:p>
          </table:table-cell>
        </table:table-row>
      </table:table>
      <text:p text:style-name="Text_20_body">Ha egy Joe nevű felhasználónak akarunk hozzáférést adni akkor virtual-ftp könyvtárban
készítsunk számára alkönyvtárat:</text:p>
      <table:table table:style-name="Table">
        <table:table-column table:style-name="odt_auto_style_table_column_5_1"/>
        <table:table-row>
          <table:table-cell office:value-type="string" table:style-name="PluginODTAutoStyle_TableCell_9">
            <text:p text:style-name="PluginODTAutoStyle_Paragraph_10"><text:span text:style-name="highlight_kw2">mkdir</text:span> <text:span text:style-name="highlight_sy0">/</text:span>home<text:span text:style-name="highlight_sy0">/</text:span>virtual-ftp<text:span text:style-name="highlight_sy0">/</text:span>joe<text:line-break/><text:span text:style-name="highlight_kw2">chown</text:span> ftpuser.ftpgroup <text:span text:style-name="highlight_sy0">/</text:span>home<text:span text:style-name="highlight_sy0">/</text:span>virtual-ftp<text:span text:style-name="highlight_sy0">/</text:span>joe</text:p>
          </table:table-cell>
        </table:table-row>
      </table:table>
      <text:p text:style-name="Text_20_body">A pure-ftpd szerver újraindítása előtt vegyünk fel minimum egy felhasználót, mert másként
panaszkodni fog a /etc/pure-ftpd/pureftpd.pdf fájl hiányára.</text:p>
      <text:h text:style-name="Heading_20_3" text:outline-level="3"><text:bookmark-start text:name="__RefHeading___felhasználókezelés_7"/><text:bookmark-start text:name="felhasználókezelés"/>Felhasználókezelés<text:bookmark-end text:name="__RefHeading___felhasználókezelés_7"/><text:bookmark-end text:name="felhasználókezelés"/></text:h>
      <text:h text:style-name="Heading_20_4" text:outline-level="4"><text:bookmark-start text:name="__RefHeading___felhasználó_felvétele_8"/><text:bookmark-start text:name="felhasználó_felvétele"/>Felhasználó felvétele<text:bookmark-end text:name="__RefHeading___felhasználó_felvétele_8"/><text:bookmark-end text:name="felhasználó_felvétele"/></text:h>
      <text:p text:style-name="Text_20_body">Vegyük fel a joe virtuális felhasználót:</text:p>
      <table:table table:style-name="Table">
        <table:table-column table:style-name="odt_auto_style_table_column_6_1"/>
        <table:table-row>
          <table:table-cell office:value-type="string" table:style-name="PluginODTAutoStyle_TableCell_11">
            <text:p text:style-name="PluginODTAutoStyle_Paragraph_12">pure-pw useradd joe <text:span text:style-name="highlight_re5">-d</text:span> <text:span text:style-name="highlight_sy0">/</text:span>home<text:span text:style-name="highlight_sy0">/</text:span>virtual-ftp<text:span text:style-name="highlight_sy0">/</text:span>joe <text:span text:style-name="highlight_re5">-u</text:span> ftpuser <text:span text:style-name="highlight_re5">-g</text:span> ftpgroup <text:span text:style-name="highlight_re5">-m</text:span></text:p>
          </table:table-cell>
        </table:table-row>
      </table:table>
      <table:table table:style-name="Table">
        <table:table-column table:style-name="odt_auto_style_table_column_7_1"/>
        <table:table-row>
          <table:table-cell office:value-type="string" table:style-name="PluginODTAutoStyle_TableCell_13">
            <text:p text:style-name="PluginODTAutoStyle_Paragraph_14"><text:span text:style-name="highlight_sy0">/</text:span>etc<text:span text:style-name="highlight_sy0">/</text:span>init.d<text:span text:style-name="highlight_sy0">/</text:span>pure-ftpd restart</text:p>
          </table:table-cell>
        </table:table-row>
      </table:table>
      <text:p text:style-name="Text_20_body">Ha az adott könyvtárban az apache webszervernek írni kell, akkor
tegyük az ftpuser felhasználót a www-data csoport tagjává.</text:p>
      <text:h text:style-name="Heading_20_4" text:outline-level="4"><text:bookmark-start text:name="__RefHeading___felhasználó_törlése_9"/><text:bookmark-start text:name="felhasználó_törlése"/>Felhasználó törlése<text:bookmark-end text:name="__RefHeading___felhasználó_törlése_9"/><text:bookmark-end text:name="felhasználó_törlése"/></text:h>
      <table:table table:style-name="Table">
        <table:table-column table:style-name="odt_auto_style_table_column_8_1"/>
        <table:table-row>
          <table:table-cell office:value-type="string" table:style-name="PluginODTAutoStyle_TableCell_15">
            <text:p text:style-name="PluginODTAutoStyle_Paragraph_16">pure-pw userdel jozsi <text:span text:style-name="highlight_re5">-m</text:span></text:p>
          </table:table-cell>
        </table:table-row>
      </table:table>
      <text:h text:style-name="Heading_20_4" text:outline-level="4"><text:bookmark-start text:name="__RefHeading___jelszó_megváltoztatása_10"/><text:bookmark-start text:name="jelszó_megváltoztatása"/>Jelszó megváltoztatása<text:bookmark-end text:name="__RefHeading___jelszó_megváltoztatása_10"/><text:bookmark-end text:name="jelszó_megváltoztatása"/></text:h>
      <table:table table:style-name="Table">
        <table:table-column table:style-name="odt_auto_style_table_column_9_1"/>
        <table:table-row>
          <table:table-cell office:value-type="string" table:style-name="PluginODTAutoStyle_TableCell_17">
            <text:p text:style-name="PluginODTAutoStyle_Paragraph_18">pure-pw <text:span text:style-name="highlight_kw2">passwd</text:span> jozsi <text:span text:style-name="highlight_re5">-m</text:span></text:p>
          </table:table-cell>
        </table:table-row>
      </table:table>
      <text:h text:style-name="Heading_20_4" text:outline-level="4"><text:bookmark-start text:name="__RefHeading___felhasználó_jellemzőinek_megváltoztatása_11"/><text:bookmark-start text:name="felhasználó_jellemzőinek_megváltoztatása"/>Felhasználó jellemzőinek megváltoztatása<text:bookmark-end text:name="__RefHeading___felhasználó_jellemzőinek_megváltoztatása_11"/><text:bookmark-end text:name="felhasználó_jellemzőinek_megváltoztatása"/></text:h>
      <table:table table:style-name="Table">
        <table:table-column table:style-name="odt_auto_style_table_column_10_1"/>
        <table:table-row>
          <table:table-cell office:value-type="string" table:style-name="PluginODTAutoStyle_TableCell_19">
            <text:p text:style-name="PluginODTAutoStyle_Paragraph_20">pure-pw usermod jozsi <text:span text:style-name="highlight_re5">-d</text:span> <text:span text:style-name="highlight_sy0">/</text:span>home<text:span text:style-name="highlight_sy0">/</text:span>virtual-ftp<text:span text:style-name="highlight_sy0">/</text:span>ujkonyvtar <text:span text:style-name="highlight_re5">-m</text:span></text:p>
          </table:table-cell>
        </table:table-row>
      </table:table>
      <text:p text:style-name="Text_20_body">A példában a jozsi felhazsnálónak egy másik könyvtárat adunk meg. </text:p>
      <text:h text:style-name="Heading_20_4" text:outline-level="4"><text:bookmark-start text:name="__RefHeading___adatbázis_aktualizálása_12"/><text:bookmark-start text:name="adatbázis_aktualizálása"/>Adatbázis aktualizálása<text:bookmark-end text:name="__RefHeading___adatbázis_aktualizálása_12"/><text:bookmark-end text:name="adatbázis_aktualizálása"/></text:h>
      <table:table table:style-name="Table">
        <table:table-column table:style-name="odt_auto_style_table_column_11_1"/>
        <table:table-row>
          <table:table-cell office:value-type="string" table:style-name="PluginODTAutoStyle_TableCell_21">
            <text:p text:style-name="PluginODTAutoStyle_Paragraph_22">pure-pw mkdb</text:p>
          </table:table-cell>
        </table:table-row>
      </table:table>
      <text:h text:style-name="Heading_20_2" text:outline-level="2"><text:bookmark-start text:name="__RefHeading___virtuális_felhasználók_mysql-ben_13"/><text:bookmark-start text:name="virtuális_felhasználók_mysql-ben"/>Virtuális felhasználók MySQL-ben<text:bookmark-end text:name="__RefHeading___virtuális_felhasználók_mysql-ben_13"/><text:bookmark-end text:name="virtuális_felhasználók_mysql-ben"/></text:h>
      <text:p text:style-name="Preformatted_20_Text">apt-get install pure-ftpd-mysql mysql-server-5.0</text:p>
      <text:p text:style-name="Preformatted_20_Text">mysql -u root -p</text:p>
      <table:table table:style-name="Table">
        <table:table-column table:style-name="odt_auto_style_table_column_12_1"/>
        <table:table-row>
          <table:table-cell office:value-type="string" table:style-name="PluginODTAutoStyle_TableCell_23">
            <text:p text:style-name="PluginODTAutoStyle_Paragraph_24"><text:s text:c="2"/><text:a xlink:type="simple" xlink:href="http://search.oracle.com/search/search?group=MySQL&amp;q=GRANT" text:style-name="Internet_20_link" text:visited-style-name="Visited_20_Internet_20_Link"><text:span text:style-name="highlight_kw1">GRANT</text:span></text:a> <text:a xlink:type="simple" xlink:href="http://search.oracle.com/search/search?group=MySQL&amp;q=ALL" text:style-name="Internet_20_link" text:visited-style-name="Visited_20_Internet_20_Link"><text:span text:style-name="highlight_kw1">ALL</text:span></text:a> <text:a xlink:type="simple" xlink:href="http://search.oracle.com/search/search?group=MySQL&amp;q=PRIVILEGES" text:style-name="Internet_20_link" text:visited-style-name="Visited_20_Internet_20_Link"><text:span text:style-name="highlight_kw1">PRIVILEGES</text:span></text:a> <text:a xlink:type="simple" xlink:href="http://search.oracle.com/search/search?group=MySQL&amp;q=ON" text:style-name="Internet_20_link" text:visited-style-name="Visited_20_Internet_20_Link"><text:span text:style-name="highlight_kw1">ON</text:span></text:a> ftpd.<text:span text:style-name="highlight_sy1">*</text:span> <text:a xlink:type="simple" xlink:href="http://search.oracle.com/search/search?group=MySQL&amp;q=TO" text:style-name="Internet_20_link" text:visited-style-name="Visited_20_Internet_20_Link"><text:span text:style-name="highlight_kw1">TO</text:span></text:a> <text:span text:style-name="highlight_st0">'ftpd'</text:span>@<text:span text:style-name="highlight_st0">'localhost'</text:span> IDENTIFIED BY <text:span text:style-name="highlight_st0">'titok'</text:span><text:span text:style-name="highlight_sy2">;</text:span><text:line-break/><text:s text:c="2"/>FLUSH <text:a xlink:type="simple" xlink:href="http://search.oracle.com/search/search?group=MySQL&amp;q=PRIVILEGES" text:style-name="Internet_20_link" text:visited-style-name="Visited_20_Internet_20_Link"><text:span text:style-name="highlight_kw1">PRIVILEGES</text:span></text:a><text:span text:style-name="highlight_sy2">;</text:span><text:line-break/> <text:line-break/><text:s text:c="2"/><text:a xlink:type="simple" xlink:href="http://search.oracle.com/search/search?group=MySQL&amp;q=CREATE" text:style-name="Internet_20_link" text:visited-style-name="Visited_20_Internet_20_Link"><text:span text:style-name="highlight_kw1">CREATE</text:span></text:a> <text:a xlink:type="simple" xlink:href="http://search.oracle.com/search/search?group=MySQL&amp;q=TABLE" text:style-name="Internet_20_link" text:visited-style-name="Visited_20_Internet_20_Link"><text:span text:style-name="highlight_kw1">TABLE</text:span></text:a> users <text:span text:style-name="highlight_br0">(</text:span><text:line-break/><text:s text:c="4"/><text:a xlink:type="simple" xlink:href="http://dev.mysql.com/doc/refman/%35%2E%31/en/information-functions.html" text:style-name="Internet_20_link" text:visited-style-name="Visited_20_Internet_20_Link"><text:span text:style-name="highlight_kw23">User</text:span></text:a> <text:a xlink:type="simple" xlink:href="http://search.oracle.com/search/search?group=MySQL&amp;q=VARCHAR" text:style-name="Internet_20_link" text:visited-style-name="Visited_20_Internet_20_Link"><text:span text:style-name="highlight_kw4">VARCHAR</text:span></text:a><text:span text:style-name="highlight_br0">(</text:span><text:span text:style-name="highlight_nu0">16</text:span><text:span text:style-name="highlight_br0">)</text:span> <text:a xlink:type="simple" xlink:href="http://search.oracle.com/search/search?group=MySQL&amp;q=BINARY" text:style-name="Internet_20_link" text:visited-style-name="Visited_20_Internet_20_Link"><text:span text:style-name="highlight_kw1">BINARY</text:span></text:a> <text:a xlink:type="simple" xlink:href="http://dev.mysql.com/doc/refman/%35%2E%31/en/non-typed-operators.html" text:style-name="Internet_20_link" text:visited-style-name="Visited_20_Internet_20_Link"><text:span text:style-name="highlight_kw10">NOT</text:span></text:a> <text:a xlink:type="simple" xlink:href="http://search.oracle.com/search/search?group=MySQL&amp;q=NULL" text:style-name="Internet_20_link" text:visited-style-name="Visited_20_Internet_20_Link"><text:span text:style-name="highlight_kw3">NULL</text:span></text:a><text:span text:style-name="highlight_sy2">,</text:span><text:line-break/><text:s text:c="4"/><text:a xlink:type="simple" xlink:href="http://dev.mysql.com/doc/refman/%35%2E%31/en/encryption-functions.html" text:style-name="Internet_20_link" text:visited-style-name="Visited_20_Internet_20_Link"><text:span text:style-name="highlight_kw21">Password</text:span></text:a> <text:a xlink:type="simple" xlink:href="http://search.oracle.com/search/search?group=MySQL&amp;q=VARCHAR" text:style-name="Internet_20_link" text:visited-style-name="Visited_20_Internet_20_Link"><text:span text:style-name="highlight_kw4">VARCHAR</text:span></text:a><text:span text:style-name="highlight_br0">(</text:span><text:span text:style-name="highlight_nu0">64</text:span><text:span text:style-name="highlight_br0">)</text:span> <text:a xlink:type="simple" xlink:href="http://search.oracle.com/search/search?group=MySQL&amp;q=BINARY" text:style-name="Internet_20_link" text:visited-style-name="Visited_20_Internet_20_Link"><text:span text:style-name="highlight_kw1">BINARY</text:span></text:a> <text:a xlink:type="simple" xlink:href="http://dev.mysql.com/doc/refman/%35%2E%31/en/non-typed-operators.html" text:style-name="Internet_20_link" text:visited-style-name="Visited_20_Internet_20_Link"><text:span text:style-name="highlight_kw10">NOT</text:span></text:a> <text:a xlink:type="simple" xlink:href="http://search.oracle.com/search/search?group=MySQL&amp;q=NULL" text:style-name="Internet_20_link" text:visited-style-name="Visited_20_Internet_20_Link"><text:span text:style-name="highlight_kw3">NULL</text:span></text:a><text:span text:style-name="highlight_sy2">,</text:span><text:line-break/><text:s text:c="4"/>Uid <text:a xlink:type="simple" xlink:href="http://search.oracle.com/search/search?group=MySQL&amp;q=INT" text:style-name="Internet_20_link" text:visited-style-name="Visited_20_Internet_20_Link"><text:span text:style-name="highlight_kw4">INT</text:span></text:a><text:span text:style-name="highlight_br0">(</text:span><text:span text:style-name="highlight_nu0">11</text:span><text:span text:style-name="highlight_br0">)</text:span> <text:a xlink:type="simple" xlink:href="http://dev.mysql.com/doc/refman/%35%2E%31/en/non-typed-operators.html" text:style-name="Internet_20_link" text:visited-style-name="Visited_20_Internet_20_Link"><text:span text:style-name="highlight_kw10">NOT</text:span></text:a> <text:a xlink:type="simple" xlink:href="http://search.oracle.com/search/search?group=MySQL&amp;q=NULL" text:style-name="Internet_20_link" text:visited-style-name="Visited_20_Internet_20_Link"><text:span text:style-name="highlight_kw3">NULL</text:span></text:a> <text:a xlink:type="simple" xlink:href="http://search.oracle.com/search/search?group=MySQL&amp;q=DEFAULT" text:style-name="Internet_20_link" text:visited-style-name="Visited_20_Internet_20_Link"><text:span text:style-name="highlight_kw2">default</text:span></text:a> <text:span text:style-name="highlight_st0">'-1'</text:span><text:span text:style-name="highlight_sy2">,</text:span><text:line-break/><text:s text:c="4"/>Gid <text:a xlink:type="simple" xlink:href="http://search.oracle.com/search/search?group=MySQL&amp;q=INT" text:style-name="Internet_20_link" text:visited-style-name="Visited_20_Internet_20_Link"><text:span text:style-name="highlight_kw4">INT</text:span></text:a><text:span text:style-name="highlight_br0">(</text:span><text:span text:style-name="highlight_nu0">11</text:span><text:span text:style-name="highlight_br0">)</text:span> <text:a xlink:type="simple" xlink:href="http://dev.mysql.com/doc/refman/%35%2E%31/en/non-typed-operators.html" text:style-name="Internet_20_link" text:visited-style-name="Visited_20_Internet_20_Link"><text:span text:style-name="highlight_kw10">NOT</text:span></text:a> <text:a xlink:type="simple" xlink:href="http://search.oracle.com/search/search?group=MySQL&amp;q=NULL" text:style-name="Internet_20_link" text:visited-style-name="Visited_20_Internet_20_Link"><text:span text:style-name="highlight_kw3">NULL</text:span></text:a> <text:a xlink:type="simple" xlink:href="http://search.oracle.com/search/search?group=MySQL&amp;q=DEFAULT" text:style-name="Internet_20_link" text:visited-style-name="Visited_20_Internet_20_Link"><text:span text:style-name="highlight_kw2">default</text:span></text:a> <text:span text:style-name="highlight_st0">'-1'</text:span><text:span text:style-name="highlight_sy2">,</text:span><text:line-break/><text:s text:c="4"/>Dir <text:a xlink:type="simple" xlink:href="http://search.oracle.com/search/search?group=MySQL&amp;q=VARCHAR" text:style-name="Internet_20_link" text:visited-style-name="Visited_20_Internet_20_Link"><text:span text:style-name="highlight_kw4">VARCHAR</text:span></text:a><text:span text:style-name="highlight_br0">(</text:span><text:span text:style-name="highlight_nu0">128</text:span><text:span text:style-name="highlight_br0">)</text:span> <text:a xlink:type="simple" xlink:href="http://search.oracle.com/search/search?group=MySQL&amp;q=BINARY" text:style-name="Internet_20_link" text:visited-style-name="Visited_20_Internet_20_Link"><text:span text:style-name="highlight_kw1">BINARY</text:span></text:a> <text:a xlink:type="simple" xlink:href="http://dev.mysql.com/doc/refman/%35%2E%31/en/non-typed-operators.html" text:style-name="Internet_20_link" text:visited-style-name="Visited_20_Internet_20_Link"><text:span text:style-name="highlight_kw10">NOT</text:span></text:a> <text:a xlink:type="simple" xlink:href="http://search.oracle.com/search/search?group=MySQL&amp;q=NULL" text:style-name="Internet_20_link" text:visited-style-name="Visited_20_Internet_20_Link"><text:span text:style-name="highlight_kw3">NULL</text:span></text:a><text:span text:style-name="highlight_sy2">,</text:span><text:line-break/><text:s text:c="4"/><text:a xlink:type="simple" xlink:href="http://search.oracle.com/search/search?group=MySQL&amp;q=PRIMARY%20KEY" text:style-name="Internet_20_link" text:visited-style-name="Visited_20_Internet_20_Link"><text:span text:style-name="highlight_kw1">PRIMARY KEY</text:span></text:a><text:s text:c="2"/><text:span text:style-name="highlight_br0">(</text:span><text:a xlink:type="simple" xlink:href="http://dev.mysql.com/doc/refman/%35%2E%31/en/information-functions.html" text:style-name="Internet_20_link" text:visited-style-name="Visited_20_Internet_20_Link"><text:span text:style-name="highlight_kw23">User</text:span></text:a><text:span text:style-name="highlight_br0">)</text:span><text:line-break/><text:s text:c="2"/><text:span text:style-name="highlight_br0">)</text:span><text:span text:style-name="highlight_sy2">;</text:span></text:p>
          </table:table-cell>
        </table:table-row>
      </table:table>
      <text:p text:style-name="Preformatted_20_Text">mcedit /etc/pure-ftpd/conf/db/mysql.conf</text:p>
      <text:p text:style-name="Preformatted_20_Text">#MYSQLServer<text:s text:c="5"/>localhost<text:line-break/>#MYSQLPort<text:s text:c="7"/>3306<text:line-break/>MYSQLSocket<text:s text:c="5"/>/var/run/mysqld/mysqld.sock<text:line-break/>MYSQLUser<text:s text:c="7"/>ftpd<text:line-break/>MYSQLPassword<text:s text:c="3"/>titok<text:line-break/>MYSQLDatabase<text:s text:c="3"/>pureftpd<text:line-break/>MYSQLCrypt<text:s text:c="6"/>cleartext<text:line-break/>MYSQLGetPW<text:s text:c="6"/>SELECT Password FROM users WHERE User="\L"<text:line-break/>MYSQLGetUID<text:s text:c="5"/>SELECT Uid FROM users WHERE User="\L"<text:line-break/>MYSQLGetGID<text:s text:c="5"/>SELECT Gid FROM users WHERE User="\L"<text:line-break/>MYSQLGetDir<text:s text:c="5"/>SELECT Dir FROM users WHERE User="\L"</text:p>
      <text:p text:style-name="Preformatted_20_Text">/etc/init.d/pure-ftpd restart</text:p>
      <text:p text:style-name="Text_20_body">Ki kell deríteni az ftpuser userid-jét és a ftpgroup groupid-jét:</text:p>
      <text:p text:style-name="Preformatted_20_Text">cat /etc/passwd | grep ftpuser</text:p>
      <text:p text:style-name="Text_20_body">Valami ilyesmit láthatunk:</text:p>
      <text:p text:style-name="Preformatted_20_Text">ftpuser:x:1001:1001::/dev/null:/bin/false</text:p>
      <text:p text:style-name="Text_20_body">Ezek után felvehetjük a felhasználót:</text:p>
      <text:p text:style-name="Text_20_body">Egy felhasználó felvétele:</text:p>
      <text:p text:style-name="Preformatted_20_Text">mysql -u root -p</text:p>
      <table:table table:style-name="Table">
        <table:table-column table:style-name="odt_auto_style_table_column_13_1"/>
        <table:table-row>
          <table:table-cell office:value-type="string" table:style-name="PluginODTAutoStyle_TableCell_25">
            <text:p text:style-name="PluginODTAutoStyle_Paragraph_26"><text:a xlink:type="simple" xlink:href="http://search.oracle.com/search/search?group=MySQL&amp;q=INSERT" text:style-name="Internet_20_link" text:visited-style-name="Visited_20_Internet_20_Link"><text:span text:style-name="highlight_kw2">INSERT</text:span></text:a> <text:a xlink:type="simple" xlink:href="http://search.oracle.com/search/search?group=MySQL&amp;q=INTO" text:style-name="Internet_20_link" text:visited-style-name="Visited_20_Internet_20_Link"><text:span text:style-name="highlight_kw1">INTO</text:span></text:a> users <text:span text:style-name="highlight_br0">(</text:span><text:a xlink:type="simple" xlink:href="http://dev.mysql.com/doc/refman/%35%2E%31/en/information-functions.html" text:style-name="Internet_20_link" text:visited-style-name="Visited_20_Internet_20_Link"><text:span text:style-name="highlight_kw23">User</text:span></text:a><text:span text:style-name="highlight_sy2">,</text:span> <text:a xlink:type="simple" xlink:href="http://dev.mysql.com/doc/refman/%35%2E%31/en/encryption-functions.html" text:style-name="Internet_20_link" text:visited-style-name="Visited_20_Internet_20_Link"><text:span text:style-name="highlight_kw21">Password</text:span></text:a><text:span text:style-name="highlight_sy2">,</text:span> Uid<text:span text:style-name="highlight_sy2">,</text:span> Gid<text:span text:style-name="highlight_sy2">,</text:span> Dir<text:span text:style-name="highlight_br0">)</text:span> <text:line-break/><text:a xlink:type="simple" xlink:href="http://search.oracle.com/search/search?group=MySQL&amp;q=VALUES" text:style-name="Internet_20_link" text:visited-style-name="Visited_20_Internet_20_Link"><text:span text:style-name="highlight_kw1">VALUES</text:span></text:a> <text:span text:style-name="highlight_br0">(</text:span><text:span text:style-name="highlight_st0">'joe'</text:span><text:span text:style-name="highlight_sy2">,</text:span> <text:span text:style-name="highlight_st0">'titok'</text:span><text:span text:style-name="highlight_sy2">,</text:span> <text:span text:style-name="highlight_nu0">1001</text:span><text:span text:style-name="highlight_sy2">,</text:span> <text:span text:style-name="highlight_nu0">1001</text:span><text:span text:style-name="highlight_sy2">,</text:span> <text:span text:style-name="highlight_st0">'/home/virtual-ftp/joe'</text:span><text:span text:style-name="highlight_br0">)</text:span><text:span text:style-name="highlight_sy2">;</text:span></text:p>
          </table:table-cell>
        </table:table-row>
      </table:table>
      <text:h text:style-name="Heading_20_2" text:outline-level="2"><text:bookmark-start text:name="__RefHeading___tls_14"/><text:bookmark-start text:name="tls"/>TLS<text:bookmark-end text:name="__RefHeading___tls_14"/><text:bookmark-end text:name="tls"/></text:h>
      <text:p text:style-name="Text_20_body">A TLS beállítása</text:p>
      <text:p text:style-name="Preformatted_20_Text">apt-get install openssl</text:p>
      <text:p text:style-name="Text_20_body">Készítenünk kell egy titkos kulcsot ami egyben tanúsítvány is:</text:p>
      <text:p text:style-name="Preformatted_20_Text">mkdir -p /etc/ssl/private<text:line-break/><text:line-break/>openssl req -x509 -nodes -newkey rsa:1024 \ <text:line-break/><text:s text:c="2"/>-keyout /etc/ssl/private/pure-ftpd.pem \<text:line-break/><text:s text:c="2"/>-out /etc/ssl/private/pure-ftpd.pem<text:line-break/><text:line-break/>chmod 600 /etc/ssl/private/*.pem</text:p>
      <text:p text:style-name="Text_20_body">Beállítjuk a Pure-FTPd rendszert, hogy képes legyen használni a TLS-t:</text:p>
      <text:p text:style-name="Preformatted_20_Text">echo 2 &gt; /etc/pure-ftdp/con/TLS</text:p>
      <text:p text:style-name="Text_20_body">A TLS kikapcsolása:</text:p>
      <text:p text:style-name="Preformatted_20_Text">echo 0 &gt; /etc/pure-ftdp/con/TLS</text:p>
      <text:p text:style-name="Text_20_body">TLS és cleartext engedélyezése egyszerre:</text:p>
      <text:p text:style-name="Preformatted_20_Text">echo 1 &gt; /etc/pure-ftdp/con/TLS</text:p>
      <text:h text:style-name="Heading_20_2" text:outline-level="2"><text:bookmark-start text:name="__RefHeading___anonymous_ftp_15"/><text:bookmark-start text:name="anonymous_ftp"/>Anonymous FTP<text:bookmark-end text:name="__RefHeading___anonymous_ftp_15"/><text:bookmark-end text:name="anonymous_ftp"/></text:h>
      <text:h text:style-name="Heading_20_3" text:outline-level="3"><text:bookmark-start text:name="__RefHeading___az_anonymous_elérésről_16"/><text:bookmark-start text:name="az_anonymous_elérésről"/>Az anonymous elérésről<text:bookmark-end text:name="__RefHeading___az_anonymous_elérésről_16"/><text:bookmark-end text:name="az_anonymous_elérésről"/></text:h>
      <text:p text:style-name="Text_20_body">Az anonymous felhasználó ha be van állítva egy FTP szerveren, akkor olyan felhasználók is
hozzáférhetnek FTP szerverünkhöz, akinek nincs semmilyen hozzáférése. Tehát linuxos és
virtuális felhasználóként sincs jelen a rendszerben. Ilyet általában akkor szoktunk használni, ha
valamit szeretnénk közzé tenni, de nem weboldalon akarjuk ezt megtenni, mert nagy fájlokról van
szó. Persze weben is közzé lehet tenni, de nagy fájlok közzétételére találták ki az FTP-t. Az
anonymous felhasználó természetesen csak egy könyvtárhoz és persze azok alkönyvtáraihoz
férhet majd hozzá. </text:p>
      <text:h text:style-name="Heading_20_3" text:outline-level="3"><text:bookmark-start text:name="__RefHeading___beállítások_17"/><text:bookmark-start text:name="beállítások"/>Beállítások<text:bookmark-end text:name="__RefHeading___beállítások_17"/><text:bookmark-end text:name="beállítások"/></text:h>
      <text:p text:style-name="Text_20_body">Anonymous FTP szerverhez létre kell hozni egy felhasználót és egy csoportot akinek a jogaival az
FTP szerver hozzáfér majd az anonymous felhasználók könyvtárához. Az anonymous felhasználók
könyvtára lehet például a home könyvtárban egy ftp könyvtár. </text:p>
      <text:p text:style-name="Text_20_body">Az ftp csoport és az ftp felhasználó felvétele:</text:p>
      <table:table table:style-name="Table">
        <table:table-column table:style-name="odt_auto_style_table_column_14_1"/>
        <table:table-row>
          <table:table-cell office:value-type="string" table:style-name="PluginODTAutoStyle_TableCell_27">
            <text:p text:style-name="PluginODTAutoStyle_Paragraph_28">groupadd <text:span text:style-name="highlight_kw2">ftp</text:span><text:line-break/>useradd <text:span text:style-name="highlight_re5">-s</text:span> <text:span text:style-name="highlight_sy0">/</text:span>bin<text:span text:style-name="highlight_sy0">/</text:span><text:span text:style-name="highlight_kw2">false</text:span> <text:span text:style-name="highlight_re5">-d</text:span> <text:span text:style-name="highlight_sy0">/</text:span>home<text:span text:style-name="highlight_sy0">/</text:span><text:span text:style-name="highlight_kw2">ftp</text:span> <text:span text:style-name="highlight_re5">-m</text:span> <text:span text:style-name="highlight_re5">-c</text:span> <text:span text:style-name="highlight_st0">"anonymous FTP"</text:span><text:s text:c="2"/><text:span text:style-name="highlight_re5">-g</text:span> <text:span text:style-name="highlight_kw2">ftp</text:span> <text:span text:style-name="highlight_kw2">ftp</text:span></text:p>
          </table:table-cell>
        </table:table-row>
      </table:table>
      <text:p text:style-name="Text_20_body">Be kell állítanunk a szerver konfigurációjában, hogy engedélyezve van az anonymous. Ezt a tiltás
tagadásával tehetjük meg. Szerkesszük az NoAnonymous állományt például az mcedit
szövegszerkesztővel, vagy használjuk az echo parancsot:</text:p>
      <table:table table:style-name="Table">
        <table:table-column table:style-name="odt_auto_style_table_column_15_1"/>
        <table:table-row>
          <table:table-cell office:value-type="string" table:style-name="PluginODTAutoStyle_TableCell_29">
            <text:p text:style-name="PluginODTAutoStyle_Paragraph_30"><text:span text:style-name="highlight_kw3">echo</text:span> no <text:span text:style-name="highlight_sy0">&gt;</text:span> <text:span text:style-name="highlight_sy0">/</text:span>etc<text:span text:style-name="highlight_sy0">/</text:span>pure-ftpd<text:span text:style-name="highlight_sy0">/</text:span>conf<text:span text:style-name="highlight_sy0">/</text:span>NoAnonymous</text:p>
          </table:table-cell>
        </table:table-row>
      </table:table>
      <text:p text:style-name="Text_20_body">Az állomány tartalmát no-ra állítjuk.</text:p>
      <text:p text:style-name="Text_20_body">A /home/ftp könyvtár jogait be kell állítanunk:</text:p>
      <table:table table:style-name="Table">
        <table:table-column table:style-name="odt_auto_style_table_column_16_1"/>
        <table:table-row>
          <table:table-cell office:value-type="string" table:style-name="PluginODTAutoStyle_TableCell_31">
            <text:p text:style-name="PluginODTAutoStyle_Paragraph_32"><text:span text:style-name="highlight_kw2">chmod</text:span> <text:span text:style-name="highlight_nu0">555</text:span> <text:span text:style-name="highlight_sy0">/</text:span>home<text:span text:style-name="highlight_sy0">/</text:span><text:span text:style-name="highlight_kw2">ftp</text:span></text:p>
          </table:table-cell>
        </table:table-row>
      </table:table>
      <text:p text:style-name="Text_20_body">Ez anonymous felhasználóknak beálllíthatunk feltöltési lehetőséget is. Erre a célra az incoming
nevű könyvtárat szoktuk létrehozni az ftp könyvtáron belül:</text:p>
      <table:table table:style-name="Table">
        <table:table-column table:style-name="odt_auto_style_table_column_17_1"/>
        <table:table-row>
          <table:table-cell office:value-type="string" table:style-name="PluginODTAutoStyle_TableCell_33">
            <text:p text:style-name="PluginODTAutoStyle_Paragraph_34"><text:span text:style-name="highlight_kw2">mkdir</text:span> <text:span text:style-name="highlight_re5">-p</text:span> <text:span text:style-name="highlight_sy0">/</text:span>home<text:span text:style-name="highlight_sy0">/</text:span>ftp<text:span text:style-name="highlight_sy0">/</text:span>incoming<text:line-break/><text:span text:style-name="highlight_kw2">chown</text:span> ftp.nogroup <text:span text:style-name="highlight_sy0">/</text:span>home<text:span text:style-name="highlight_sy0">/</text:span>ftp<text:span text:style-name="highlight_sy0">/</text:span>incoming<text:line-break/><text:span text:style-name="highlight_kw2">chmod</text:span> <text:span text:style-name="highlight_nu0">311</text:span> <text:span text:style-name="highlight_sy0">/</text:span>home<text:span text:style-name="highlight_sy0">/</text:span>ftp<text:span text:style-name="highlight_sy0">/</text:span>incoming</text:p>
          </table:table-cell>
        </table:table-row>
      </table:table>
      <text:p text:style-name="Text_20_body">Ha az anonymous felhasználók feltölteni is szeretnének, azt mindig egy „incoming” nevű
könyvtárba engedélyezzük. Az incoming könyvtárnak a jogait ilyenkor úgy állítjuk be, hogy oda
fel lehessen tölteni, de annak tartalma ne legyen látható, listázható. A fenti beállítások ezt teszik
lehetővé.</text:p>
      <text:p text:style-name="Text_20_body">A beállítások után újra kell indítanunk az FTP szervert:</text:p>
      <table:table table:style-name="Table">
        <table:table-column table:style-name="odt_auto_style_table_column_18_1"/>
        <table:table-row>
          <table:table-cell office:value-type="string" table:style-name="PluginODTAutoStyle_TableCell_35">
            <text:p text:style-name="PluginODTAutoStyle_Paragraph_36">systemctl restart pure-ftpd</text:p>
          </table:table-cell>
        </table:table-row>
      </table:table>
      <text:h text:style-name="Heading_20_3" text:outline-level="3"><text:bookmark-start text:name="__RefHeading___tesztelés_18"/><text:bookmark-start text:name="tesztelés1"/>Tesztelés<text:bookmark-end text:name="__RefHeading___tesztelés_18"/><text:bookmark-end text:name="tesztelés1"/></text:h>
      <table:table table:style-name="Table">
        <table:table-column table:style-name="odt_auto_style_table_column_19_1"/>
        <table:table-row>
          <table:table-cell office:value-type="string" table:style-name="PluginODTAutoStyle_TableCell_37">
            <text:p text:style-name="PluginODTAutoStyle_Paragraph_38">$ <text:span text:style-name="highlight_kw2">ftp</text:span> localhost<text:line-break/>Connected to localhost.<text:line-break/><text:span text:style-name="highlight_nu0">220</text:span>---------- Welcome to Pure-FTPd <text:span text:style-name="highlight_br0">[</text:span>privsep<text:span text:style-name="highlight_br0">]</text:span> <text:span text:style-name="highlight_br0">[</text:span>TLS<text:span text:style-name="highlight_br0">]</text:span> <text:span text:style-name="highlight_re5">----------</text:span><text:line-break/><text:span text:style-name="highlight_nu0">220</text:span>-You are user number <text:span text:style-name="highlight_nu0">1</text:span> of <text:span text:style-name="highlight_nu0">50</text:span> allowed.<text:line-break/><text:span text:style-name="highlight_nu0">220</text:span>-Local <text:span text:style-name="highlight_kw1">time</text:span> is now <text:span text:style-name="highlight_nu0">18</text:span>:<text:span text:style-name="highlight_nu0">17</text:span>. Server port: <text:span text:style-name="highlight_nu0">21</text:span>.<text:line-break/><text:span text:style-name="highlight_nu0">220</text:span>-IPv6 connections are also welcome on this server.<text:line-break/><text:span text:style-name="highlight_nu0">220</text:span> You will be disconnected after <text:span text:style-name="highlight_nu0">15</text:span> minutes of inactivity.<text:line-break/>Name <text:span text:style-name="highlight_br0">(</text:span>localhost:mari<text:span text:style-name="highlight_br0">)</text:span>: anonymous<text:line-break/><text:span text:style-name="highlight_nu0">230</text:span> Anonymous user logged <text:span text:style-name="highlight_kw1">in</text:span><text:line-break/>Remote system <text:span text:style-name="highlight_kw3">type</text:span> is UNIX.<text:line-break/>Using binary mode to transfer files.<text:line-break/><text:span text:style-name="highlight_kw2">ftp</text:span><text:span text:style-name="highlight_sy0">&gt;</text:span></text:p>
          </table:table-cell>
        </table:table-row>
      </table:table>
      <text:p text:style-name="Text_20_body">Helytelen beállítás esetén:</text:p>
      <table:table table:style-name="Table">
        <table:table-column table:style-name="odt_auto_style_table_column_20_1"/>
        <table:table-row>
          <table:table-cell office:value-type="string" table:style-name="PluginODTAutoStyle_TableCell_39">
            <text:p text:style-name="PluginODTAutoStyle_Paragraph_40">$ <text:span text:style-name="highlight_kw2">ftp</text:span> localhost<text:line-break/>Connected to localhost.<text:line-break/><text:span text:style-name="highlight_nu0">220</text:span>---------- Welcome to Pure-FTPd <text:span text:style-name="highlight_br0">[</text:span>privsep<text:span text:style-name="highlight_br0">]</text:span> <text:span text:style-name="highlight_br0">[</text:span>TLS<text:span text:style-name="highlight_br0">]</text:span> <text:span text:style-name="highlight_re5">----------</text:span><text:line-break/><text:span text:style-name="highlight_nu0">220</text:span>-You are user number <text:span text:style-name="highlight_nu0">1</text:span> of <text:span text:style-name="highlight_nu0">50</text:span> allowed.<text:line-break/><text:span text:style-name="highlight_nu0">220</text:span>-Local <text:span text:style-name="highlight_kw1">time</text:span> is now <text:span text:style-name="highlight_nu0">17</text:span>:<text:span text:style-name="highlight_nu0">51</text:span>. Server port: <text:span text:style-name="highlight_nu0">21</text:span>.<text:line-break/><text:span text:style-name="highlight_nu0">220</text:span>-This is a private system - No anonymous <text:span text:style-name="highlight_kw2">login</text:span><text:line-break/><text:span text:style-name="highlight_nu0">220</text:span>-IPv6 connections are also welcome on this server.<text:line-break/><text:span text:style-name="highlight_nu0">220</text:span> You will be disconnected after <text:span text:style-name="highlight_nu0">15</text:span> minutes of inactivity.<text:line-break/>Name <text:span text:style-name="highlight_br0">(</text:span>localhost:joska<text:span text:style-name="highlight_br0">)</text:span>:</text:p>
          </table:table-cell>
        </table:table-row>
      </table:table>
      <text:p text:style-name="Text_20_body">Ha azt látjuk a bejelentkezéskor, hogy „220-This is a private system - No anonymous login” akkor nem a beállítások nem jók. </text:p>
      <text:p text:style-name="Text_20_body">Az „ls” paranccsal ellenőrizhetjük a könyvtár (/home/ftp) tartalmát:</text:p>
      <table:table table:style-name="Table">
        <table:table-column table:style-name="odt_auto_style_table_column_21_1"/>
        <table:table-row>
          <table:table-cell office:value-type="string" table:style-name="PluginODTAutoStyle_TableCell_41">
            <text:p text:style-name="PluginODTAutoStyle_Paragraph_42">ftp&gt; ls<text:line-break/>200 PORT command successful<text:line-break/>150 Connecting to port 44620<text:line-break/>226-Options: -l <text:line-break/>226 0 matches total<text:line-break/>ftp&gt;</text:p>
          </table:table-cell>
        </table:table-row>
      </table:table>
      <text:p text:style-name="Text_20_body">Ez most üres.</text:p>
      <text:p text:style-name="Text_20_body">A szervert elhagyni:</text:p>
      <table:table table:style-name="Table">
        <table:table-column table:style-name="odt_auto_style_table_column_22_1"/>
        <table:table-row>
          <table:table-cell office:value-type="string" table:style-name="PluginODTAutoStyle_TableCell_43">
            <text:p text:style-name="PluginODTAutoStyle_Paragraph_44">ftp&gt; bye<text:line-break/>221-Goodbye. You uploaded 0 and downloaded 0 kbytes.<text:line-break/>221 Logout.</text:p>
          </table:table-cell>
        </table:table-row>
      </table:table>
      <text:p text:style-name="Text_20_body">A ftp&gt; promt után a „help” parancs további utasításokat ad számunkra.</text:p>
      <table:table table:style-name="Table">
        <table:table-column table:style-name="odt_auto_style_table_column_23_1"/>
        <table:table-row>
          <table:table-cell office:value-type="string" table:style-name="PluginODTAutoStyle_TableCell_45">
            <text:p text:style-name="PluginODTAutoStyle_Paragraph_46">ftp&gt; help<text:line-break/>Commands may be abbreviated.<text:s text:c="2"/>Commands are:<text:line-break/> <text:line-break/>!<text:tab/><text:tab/>debug<text:tab/><text:tab/>mdir<text:tab/><text:tab/>qc<text:tab/><text:tab/>send<text:line-break/>$<text:tab/><text:tab/>dir<text:tab/><text:tab/>mget<text:tab/><text:tab/>sendport<text:tab/>site<text:line-break/>account<text:tab/><text:tab/>disconnect<text:tab/>mkdir<text:tab/><text:tab/>put<text:tab/><text:tab/>size<text:line-break/>append<text:tab/><text:tab/>exit<text:tab/><text:tab/>mls<text:tab/><text:tab/>pwd<text:tab/><text:tab/>status<text:line-break/>ascii<text:tab/><text:tab/>form<text:tab/><text:tab/>mode<text:tab/><text:tab/>quit<text:tab/><text:tab/>struct<text:line-break/>bell<text:tab/><text:tab/>get<text:tab/><text:tab/>modtime<text:tab/><text:tab/>quote<text:tab/><text:tab/>system<text:line-break/>binary<text:tab/><text:tab/>glob<text:tab/><text:tab/>mput<text:tab/><text:tab/>recv<text:tab/><text:tab/>sunique<text:line-break/>bye<text:tab/><text:tab/>hash<text:tab/><text:tab/>newer<text:tab/><text:tab/>reget<text:tab/><text:tab/>tenex<text:line-break/>case<text:tab/><text:tab/>help<text:tab/><text:tab/>nmap<text:tab/><text:tab/>rstatus<text:tab/><text:tab/>tick<text:line-break/>cd<text:tab/><text:tab/>idle<text:tab/><text:tab/>nlist<text:tab/><text:tab/>rhelp<text:tab/><text:tab/>trace<text:line-break/>cdup<text:tab/><text:tab/>image<text:tab/><text:tab/>ntrans<text:tab/><text:tab/>rename<text:tab/><text:tab/>type<text:line-break/>chmod<text:tab/><text:tab/>lcd<text:tab/><text:tab/>open<text:tab/><text:tab/>reset<text:tab/><text:tab/>user<text:line-break/>close<text:tab/><text:tab/>ls<text:tab/><text:tab/>prompt<text:tab/><text:tab/>restart<text:tab/><text:tab/>umask<text:line-break/>cr<text:tab/><text:tab/>macdef<text:tab/><text:tab/>passive<text:tab/><text:tab/>rmdir<text:tab/><text:tab/>verbose<text:line-break/>delete<text:tab/><text:tab/>mdelete<text:tab/><text:tab/>proxy<text:tab/><text:tab/>runique<text:tab/><text:tab/>?<text:line-break/>ftp&gt;</text:p>
          </table:table-cell>
        </table:table-row>
      </table:table>
      <text:h text:style-name="Heading_20_2" text:outline-level="2"><text:bookmark-start text:name="__RefHeading___egyéb_beállítások_19"/><text:bookmark-start text:name="egyéb_beállítások"/>Egyéb beállítások<text:bookmark-end text:name="__RefHeading___egyéb_beállítások_19"/><text:bookmark-end text:name="egyéb_beállítások"/></text:h>
      <text:h text:style-name="Heading_20_3" text:outline-level="3"><text:bookmark-start text:name="__RefHeading___névfeloldás_tiltása_20"/><text:bookmark-start text:name="névfeloldás_tiltása"/>Névfeloldás tiltása<text:bookmark-end text:name="__RefHeading___névfeloldás_tiltása_20"/><text:bookmark-end text:name="névfeloldás_tiltása"/></text:h>
      <text:p text:style-name="Preformatted_20_Text">echo yes &gt; /etc/pure-ftpd/conf/DontResolve</text:p>
      <text:p text:style-name="Text_20_body">Ha szerverünk IP címe nem oldható fel host névvé, illetve domain névvé, akkor a /var/log/syslog
fájlban a következőhöz hasonló hibaüzeneteket találunk:</text:p>
      <text:p text:style-name="Preformatted_20_Text">Sorry, invalid address given</text:p>
      <text:p text:style-name="Text_20_body">Ilyenkor lebeszélhetjük a Pure-FTPd szervert arról, hogy fel akarja oldani az IP címet valamilyen
névvé.</text:p>
      <text:p text:style-name="Preformatted_20_Text">/etc/init.d/pure-ftpd restart</text:p>
      <text:p text:style-name="Text_20_body">Kapcsoló között meg kell jelenjen a következők valamelyike:</text:p>
      <text:p text:style-name="Preformatted_20_Text">-H<text:line-break/>--dontresolve</text:p>
      <text:h text:style-name="Heading_20_3" text:outline-level="3"><text:bookmark-start text:name="__RefHeading___chroot_mindenki_számára_21"/><text:bookmark-start text:name="chroot_mindenki_számára"/>Chroot mindenki számára<text:bookmark-end text:name="__RefHeading___chroot_mindenki_számára_21"/><text:bookmark-end text:name="chroot_mindenki_számára"/></text:h>
      <text:p text:style-name="Preformatted_20_Text">echo yes &gt; /etc/pure-ftpd/conf/ChrootEveryone</text:p>
      <text:h text:style-name="Heading_20_3" text:outline-level="3"><text:bookmark-start text:name="__RefHeading___home_könyvtár_automatikus_létrehozása_22"/><text:bookmark-start text:name="home_könyvtár_automatikus_létrehozása"/>Home könyvtár automatikus létrehozása<text:bookmark-end text:name="__RefHeading___home_könyvtár_automatikus_létrehozása_22"/><text:bookmark-end text:name="home_könyvtár_automatikus_létrehozása"/></text:h>
      <text:p text:style-name="Preformatted_20_Text">echo yes &gt; /etc/pure-ftpd/conf/CreateHomeDir</text:p>
      <text:h text:style-name="Heading_20_3" text:outline-level="3"><text:bookmark-start text:name="__RefHeading___aktívmód_erőltetése_23"/><text:bookmark-start text:name="aktívmód_erőltetése"/>Aktívmód erőltetése<text:bookmark-end text:name="__RefHeading___aktívmód_erőltetése_23"/><text:bookmark-end text:name="aktívmód_erőltetése"/></text:h>
      <text:p text:style-name="Preformatted_20_Text">echo yes &gt; /etc/pure-ftpd/conf/NATmode</text:p>
      <text:p text:style-name="Text_20_body">Ezzel a beállítással nem használhatjuk a passzívmódot.</text:p>
      <text:p text:style-name="Text_20_body">Kapcsolóval:</text:p>
      <text:p text:style-name="Preformatted_20_Text">-N</text:p>
      <text:h text:style-name="Heading_20_3" text:outline-level="3"><text:bookmark-start text:name="__RefHeading___passzívmód_portjai_24"/><text:bookmark-start text:name="passzívmód_portjai"/>Passzívmód portjai<text:bookmark-end text:name="__RefHeading___passzívmód_portjai_24"/><text:bookmark-end text:name="passzívmód_portjai"/></text:h>
      <text:p text:style-name="Text_20_body">Passzívmódhoz beszoktuk korlátozni, milyen portokat használhat a Pure-FTPd.</text:p>
      <text:p text:style-name="Text_20_body">Például:</text:p>
      <text:p text:style-name="Preformatted_20_Text">echo "29799 29899" &gt; /etc/pure-ftpd/conf/PassivePortRange</text:p>
      <text:p text:style-name="Text_20_body">Kapcsolóval:</text:p>
      <text:p text:style-name="Preformatted_20_Text">-p 41000:41100</text:p>
      <text:h text:style-name="Heading_20_3" text:outline-level="3"><text:bookmark-start text:name="__RefHeading___maximális_kliensszám_25"/><text:bookmark-start text:name="maximális_kliensszám"/>Maximális kliensszám<text:bookmark-end text:name="__RefHeading___maximális_kliensszám_25"/><text:bookmark-end text:name="maximális_kliensszám"/></text:h>
      <text:p text:style-name="Text_20_body">Gondoljunk arra, hogy minden kapcsolathoz két port kell. </text:p>
      <text:p text:style-name="Preformatted_20_Text">echo 50 &gt; /etc/pure-ftpd/conf/MaxClientsNumber</text:p>
      <text:h text:style-name="Heading_20_3" text:outline-level="3"><text:bookmark-start text:name="__RefHeading___bőbeszédű_napló_26"/><text:bookmark-start text:name="bőbeszédű_napló"/>Bőbeszédű napló<text:bookmark-end text:name="__RefHeading___bőbeszédű_napló_26"/><text:bookmark-end text:name="bőbeszédű_napló"/></text:h>
      <text:p text:style-name="Preformatted_20_Text">echo 'yes' &gt; /etc/pure-ftpd/conf/VerboseLog</text:p>
      <text:h text:style-name="Heading_20_3" text:outline-level="3"><text:bookmark-start text:name="__RefHeading___nem_törölhető_fájlok_27"/><text:bookmark-start text:name="nem_törölhető_fájlok"/>Nem törölhető fájlok<text:bookmark-end text:name="__RefHeading___nem_törölhető_fájlok_27"/><text:bookmark-end text:name="nem_törölhető_fájlok"/></text:h>
      <text:p text:style-name="Preformatted_20_Text">echo yes &gt; /etc/pure-ftpd/conf/KeepAllFiles</text:p>
      <text:h text:style-name="Heading_20_3" text:outline-level="3"><text:bookmark-start text:name="__RefHeading___pure-ftpd-wrapper_28"/><text:bookmark-start text:name="pure-ftpd-wrapper"/>pure-ftpd-wrapper<text:bookmark-end text:name="__RefHeading___pure-ftpd-wrapper_28"/><text:bookmark-end text:name="pure-ftpd-wrapper"/></text:h>
      <text:p text:style-name="Text_20_body">A Debian alatt a pure-ftpd-wrapper teszi lehetővé, hogy a beállításokat
a /etc/pure-ftpd/conf fájlból olvassa. </text:p>
      <text:p text:style-name="Text_20_body">Több parancsért lásd a pure-ftpd-wrapper kézikönyvet:</text:p>
      <text:p text:style-name="Preformatted_20_Text">man pure-ftpd-wrapper</text:p>
      <text:h text:style-name="Heading_20_2" text:outline-level="2"><text:bookmark-start text:name="__RefHeading___hibakezelés_29"/><text:bookmark-start text:name="hibakezelés"/>Hibakezelés<text:bookmark-end text:name="__RefHeading___hibakezelés_29"/><text:bookmark-end text:name="hibakezelés"/></text:h>
      <text:h text:style-name="Heading_20_3" text:outline-level="3"><text:bookmark-start text:name="__RefHeading___ellenőrzőlista_30"/><text:bookmark-start text:name="ellenőrzőlista"/>Ellenőrzőlista<text:bookmark-end text:name="__RefHeading___ellenőrzőlista_30"/><text:bookmark-end text:name="ellenőrzőlista"/></text:h>
      <text:p text:style-name="Text_20_body">Mit ellenőrzünk és hogyan? </text:p>
      <text:list text:style-name="Numbering_20_1" text:continue-numbering="false">
        <text:list-item>
          <text:p text:style-name="Numbering_20_1_Content_First"> Fut-e az FTP szerver?</text:p>
          <text:list text:style-name="Numbering_20_1">
            <text:list-item>
              <text:p text:style-name="Numbering_20_1_Content"> ps ax | grep pure-ftpd</text:p>
            </text:list-item>
          </text:list>
        </text:list-item>
        <text:list-item>
          <text:p text:style-name="Numbering_20_1_Content"> nyitva van-e port</text:p>
          <text:list text:style-name="Numbering_20_1">
            <text:list-item>
              <text:p text:style-name="Numbering_20_1_Content"> netstat -t -n -l</text:p>
            </text:list-item>
            <text:list-item>
              <text:p text:style-name="Numbering_20_1_Content"> nmap localhost</text:p>
            </text:list-item>
          </text:list>
        </text:list-item>
        <text:list-item>
          <text:p text:style-name="Numbering_20_1_Content"> Működik-e a szerveren helyben (localhost) az FTP elérés?</text:p>
          <text:list text:style-name="Numbering_20_1">
            <text:list-item>
              <text:p text:style-name="Numbering_20_1_Content"> ftp localhost</text:p>
            </text:list-item>
          </text:list>
        </text:list-item>
        <text:list-item>
          <text:p text:style-name="Numbering_20_1_Content"> Létezik-e az a felhasználó akinek a nevében be akarunk lépni?</text:p>
          <text:list text:style-name="Numbering_20_1">
            <text:list-item>
              <text:p text:style-name="Numbering_20_1_Content"> Linuxos</text:p>
              <text:list text:style-name="Numbering_20_1">
                <text:list-item>
                  <text:p text:style-name="Numbering_20_1_Content"> cat /etc/passwd</text:p>
                </text:list-item>
              </text:list>
            </text:list-item>
            <text:list-item>
              <text:p text:style-name="Numbering_20_1_Content"> Virtuális</text:p>
              <text:list text:style-name="Numbering_20_1">
                <text:list-item>
                  <text:p text:style-name="Numbering_20_1_Content"> cat /etc/pure-ftpd/pureftpd.passwd</text:p>
                </text:list-item>
              </text:list>
            </text:list-item>
          </text:list>
        </text:list-item>
        <text:list-item>
          <text:p text:style-name="Numbering_20_1_Content"> Létezik a felhasználónak a könyvtára?</text:p>
          <text:list text:style-name="Numbering_20_1">
            <text:list-item>
              <text:p text:style-name="Numbering_20_1_Content"> cat /etc/pure-ftpd/pureftpd.passwd és </text:p>
            </text:list-item>
            <text:list-item>
              <text:p text:style-name="Numbering_20_1_Content"> ls /home/virtual-ftp/ kimenetét összehasonlítjuk</text:p>
            </text:list-item>
            <text:list-item>
              <text:p text:style-name="Numbering_20_1_Content"> Feltételezve, hogy a felhasználónak a /home/virtual-ftp könyvtárban van könyvtára.</text:p>
            </text:list-item>
          </text:list>
        </text:list-item>
        <text:list-item>
          <text:p text:style-name="Numbering_20_1_Content"> Naplófájlok</text:p>
          <text:list text:style-name="Numbering_20_1">
            <text:list-item>
              <text:p text:style-name="Numbering_20_1_Content"> tail -f /var/log/syslog</text:p>
            </text:list-item>
            <text:list-item>
              <text:p text:style-name="Numbering_20_1_Content"> tail -f /var/log/auth.log</text:p>
            </text:list-item>
          </text:list>
        </text:list-item>
        <text:list-item>
          <text:p text:style-name="Numbering_20_1_Content"> Használható-e a hálózati kártya</text:p>
          <text:list text:style-name="Numbering_20_1">
            <text:list-item>
              <text:p text:style-name="Numbering_20_1_Content"> ping 192.168.5.2</text:p>
            </text:list-item>
            <text:list-item>
              <text:p text:style-name="Numbering_20_1_Content"> Feltételezve, hogy ez a saját gépünk IP címe. </text:p>
            </text:list-item>
          </text:list>
        </text:list-item>
        <text:list-item>
          <text:p text:style-name="Numbering_20_1_Content"> Van-e kapcsolat a belső hálózaton más gépekkel vagy a routerrel:</text:p>
          <text:list text:style-name="Numbering_20_1">
            <text:list-item>
              <text:p text:style-name="Numbering_20_1_Content"> ping 192.168.5.1</text:p>
            </text:list-item>
            <text:list-item>
              <text:p text:style-name="Numbering_20_1_Content"> Feltételezve, hogy ez a router IP címe.</text:p>
            </text:list-item>
          </text:list>
        </text:list-item>
        <text:list-item>
          <text:p text:style-name="Numbering_20_1_Content"> Van-e kapcsolat az Internet egy gépével</text:p>
          <text:list text:style-name="Numbering_20_1">
            <text:list-item>
              <text:p text:style-name="Numbering_20_1_Content"> ping 152.66.115.35</text:p>
            </text:list-item>
          </text:list>
        </text:list-item>
        <text:list-item>
          <text:p text:style-name="Numbering_20_1_Content"> Van-e kapcsolat az Internet egy gépével:</text:p>
          <text:list text:style-name="Numbering_20_1">
            <text:list-item>
              <text:p text:style-name="Numbering_20_1_Content_Last"> ping kulsodomain.hu</text:p>
            </text:list-item>
          </text:list>
        </text:list-item>
      </text:list>
      <text:h text:style-name="Heading_20_2" text:outline-level="2"><text:bookmark-start text:name="__RefHeading___ftp_a_tűzfalon_31"/><text:bookmark-start text:name="ftp_a_tűzfalon"/>FTP a tűzfalon<text:bookmark-end text:name="__RefHeading___ftp_a_tűzfalon_31"/><text:bookmark-end text:name="ftp_a_tűzfalon"/></text:h>
      <text:p text:style-name="Text_20_body">Szükségünk lesz a ip_conntrack_ftp modulra. Betöltéséről gondoskodjunk, mert
nem töltődik be automatikusan.</text:p>
      <text:h text:style-name="Heading_20_2" text:outline-level="2"><text:bookmark-start text:name="__RefHeading___irodalom_32"/><text:bookmark-start text:name="irodalom"/>Irodalom<text:bookmark-end text:name="__RefHeading___irodalom_32"/><text:bookmark-end text:name="irodalom"/></text:h>
      <text:list text:style-name="List_20_1" text:continue-numbering="false">
        <text:list-item>
          <text:p text:style-name="List_20_1_Content_First"> <text:a xlink:type="simple" xlink:href="http://download.pureftpd.org/pub/pure-ftpd/doc/README.MySQL" text:style-name="Internet_20_link" text:visited-style-name="Visited_20_Internet_20_Link">http://download.pureftpd.org/pub/pure-ftpd/doc/README.MySQL</text:a></text:p>
        </text:list-item>
        <text:list-item>
          <text:p text:style-name="List_20_1_Content"> <text:a xlink:type="simple" xlink:href="http://hogyan.org/pureftpd-virtualis-felhasznalokkal-ubuntu-710" text:style-name="Internet_20_link" text:visited-style-name="Visited_20_Internet_20_Link">http://hogyan.org/pureftpd-virtualis-felhasznalokkal-ubuntu-710</text:a></text:p>
        </text:list-item>
        <text:list-item>
          <text:p text:style-name="List_20_1_Content"> <text:a xlink:type="simple" xlink:href="http://www.howtoforge.com/pureftpd_mysql_virtual_hosting" text:style-name="Internet_20_link" text:visited-style-name="Visited_20_Internet_20_Link">http://www.howtoforge.com/pureftpd_mysql_virtual_hosting</text:a>  *</text:p>
        </text:list-item>
        <text:list-item>
          <text:p text:style-name="List_20_1_Content_Last"> <text:a xlink:type="simple" xlink:href="http://pure-ftpd.org" text:style-name="Internet_20_link" text:visited-style-name="Visited_20_Internet_20_Link">http://pure-ftpd.org</text:a></text:p>
        </text:list-item>
      </text:list>
    </office:text>
  </office:body>
</office:document-content>
</file>

<file path=styles.xml><?xml version="1.0" encoding="utf-8"?>
<!--
  This file defines how the document is styled. This was extracted from a ODT file
  created in OpenOffice 2.0 and could probably be much simpler.

  You probably want to replace this file with a style fitting your corporate identity.

  To do so, export the wiki:syntax page, edit it's style definitions (be sure to keep
  the names) and save the resulting file. Extract the resulting file with unzip and
  copy the styles.xml over this one.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style:tab-stop-distance="1.251cm" fo:hyphenation-ladder-count="no-limit" style:text-autospace="ideograph-alpha" style:punctuation-wrap="hanging" style:line-break="strict" style:writing-mode="page"/>
      <style:text-properties fo:font-size="12pt" style:font-size-asian="12pt" style:font-size-complex="12pt" fo:language="en" style:language-asian="en" style:language-complex="en" fo:country="US" style:country-asian="US" style:country-complex="US" style:use-window-font-color="true" style:font-name="Bitstream Vera Sans" style:font-name-asian="Bitstream Vera Sans2" style:font-name-complex="Bitstream Vera Sans2" fo:hyphenate="false" fo:hyphenation-remain-char-count="2" fo:hyphenation-push-char-count="2"/>
    </style:default-style>
    <style:default-style style:family="table">
      <style:table-properties fo:margin-top="0.25cm" fo:margin-bottom="0.25cm" table:border-model="collapsing"/>
    </style:default-style>
    <style:default-style style:family="table-row">
      <style:table-row-properties fo:keep-together="auto"/>
    </style:default-style>
    <style:style style:name="Standard" style:class="text" style:family="paragraph">
</style:style>
    <style:style style:name="Text_20_body" style:display-name="Text body" style:parent-style-name="Standard" style:class="text" style:family="paragraph">
      <style:paragraph-properties fo:text-align="left" style:justify-single-word="false" fo:margin-top="0cm" fo:margin-bottom="0.212cm"/>
    </style:style>
    <style:style style:name="Heading" style:parent-style-name="Standard" style:class="text" style:next-style-name="Text_20_body" style:family="paragraph">
      <style:paragraph-properties fo:margin-top="0.423cm" fo:margin-bottom="0.212cm" fo:keep-with-next="always"/>
      <style:text-properties fo:font-size="14pt" style:font-size-asian="14pt" style:font-size-complex="14pt" fo:font-family="'Bitstream Vera Sans'" style:font-family-asian="'Bitstream Vera Sans'" style:font-family-complex="'Bitstream Vera Sans'" style:font-name="Bitstream Vera Sans1" style:font-name-asian="Bitstream Vera Sans2" style:font-name-complex="Bitstream Vera Sans2" style:font-family-generic="swiss" style:font-family-generic-asian="system" style:font-family-generic-complex="system" style:font-pitch="variable" style:font-pitch-asian="variable" style:font-pitch-complex="variable"/>
    </style:style>
    <style:style style:name="Heading_20_1" style:display-name="Heading 1" style:parent-style-name="Heading" style:class="text" style:next-style-name="Text_20_body" style:default-outline-level="1" style:family="paragraph">
      <style:text-properties fo:font-weight="bold" style:font-weight-asian="bold" style:font-weight-complex="bold" fo:font-size="24pt" style:font-size-asian="24pt" style:font-size-complex="2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2" style:display-name="Heading 2" style:parent-style-name="Heading" style:class="text" style:next-style-name="Text_20_body" style:default-outline-level="2" style:family="paragraph">
      <style:text-properties fo:font-weight="bold" style:font-weight-asian="bold" style:font-weight-complex="bold" fo:font-size="18pt" style:font-size-asian="18pt" style:font-size-complex="18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3" style:display-name="Heading 3" style:parent-style-name="Heading" style:class="text" style:next-style-name="Text_20_body" style:default-outline-level="3" style:family="paragraph">
      <style:text-properties fo:font-weight="bold" style:font-weight-asian="bold" style:font-weight-complex="bold" fo:font-size="14pt" style:font-size-asian="14pt" style:font-size-complex="1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4" style:display-name="Heading 4" style:parent-style-name="Heading" style:class="text" style:next-style-name="Text_20_body" style:default-outline-level="4" style:family="paragraph">
      <style:text-properties fo:font-weight="bold" style:font-weight-asian="bold" style:font-weight-complex="bold" fo:font-size="12pt" style:font-size-asian="12pt" style:font-size-complex="12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5" style:display-name="Heading 5" style:parent-style-name="Heading" style:class="text" style:next-style-name="Text_20_body" style:default-outline-level="5" style:family="paragraph">
      <style:text-properties fo:font-weight="bold" style:font-weight-asian="bold" style:font-weight-complex="bold" fo:font-size="10pt" style:font-size-asian="10pt" style:font-size-complex="10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List" style:parent-style-name="Text_20_body" style:class="list" style:family="paragraph">
</style:style>
    <style:style style:name="Table_20_Contents" style:display-name="Table Contents" style:parent-style-name="Standard" style:class="extra" style:family="paragraph">
      <style:paragraph-properties text:number-lines="false" text:line-number="0"/>
    </style:style>
    <style:style style:name="Table_20_Heading" style:display-name="Table Heading" style:parent-style-name="Table_20_Contents" style:class="extra" style:family="paragraph">
      <style:paragraph-properties fo:text-align="center" style:justify-single-word="false" text:number-lines="false" text:line-number="0"/>
      <style:text-properties fo:font-weight="bold" style:font-weight-asian="bold" style:font-weight-complex="bold"/>
    </style:style>
    <style:style style:name="Caption" style:parent-style-name="Standard" style:class="extra" style:family="paragraph">
      <style:paragraph-properties fo:margin-top="0.212cm" fo:margin-bottom="0.212cm" text:number-lines="false" text:line-number="0"/>
      <style:text-properties fo:font-style="italic" style:font-style-asian="italic" style:font-style-complex="italic" fo:font-size="12pt" style:font-size-asian="12pt" style:font-size-complex="12pt"/>
    </style:style>
    <style:style style:name="Index" style:parent-style-name="Standard" style:class="index" style:family="paragraph">
      <style:paragraph-properties text:number-lines="false" text:line-number="0"/>
    </style:style>
    <style:style style:name="Quotations" style:parent-style-name="Standard" style:class="html" style:family="paragraph">
      <style:paragraph-properties fo:text-indent="0cm" style:auto-text-indent="false" fo:margin-top="0cm" fo:margin-right="1cm" fo:margin-bottom="0.499cm" fo:margin-left="1cm"/>
    </style:style>
    <style:style style:name="Preformatted_20_Text" style:display-name="Preformatted Text" style:parent-style-name="Standard" style:class="html" style:family="paragraph">
      <style:paragraph-properties fo:margin-top="0cm" fo:margin-bottom="0.199cm" style:join-border="false"/>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Source_20_Code" style:display-name="Source Code" style:parent-style-name="Preformatted_20_Text" style:family="paragraph">
      <style:paragraph-properties fo:background-color="#f7f9fa" fo:border="0.06pt solid #8cacbb" fo:padding="0.049cm" style:shadow="none"/>
    </style:style>
    <style:style style:name="Source_20_File" style:display-name="Source File" style:parent-style-name="Preformatted_20_Text" style:family="paragraph">
      <style:paragraph-properties fo:background-color="#f1f4f5" fo:border="0.06pt solid #8cacbb" fo:padding="0.049cm" style:shadow="none"/>
    </style:style>
    <style:style style:name="Horizontal_20_Line" style:display-name="Horizontal Line" style:parent-style-name="Standard" style:class="html" style:next-style-name="Text_20_body" style:family="paragraph">
      <style:paragraph-properties fo:margin-top="0cm" fo:margin-bottom="0.499cm" fo:border-top="none" fo:border-right="none" fo:border-bottom="1.11pt double #808080" fo:border-left="none" style:border-line-width-bottom="0.002cm 0.035cm 0.002cm" style:join-border="false" fo:padding="0cm" text:number-lines="false" text:line-number="0"/>
      <style:text-properties fo:font-size="6pt" style:font-size-asian="6pt" style:font-size-complex="6pt"/>
    </style:style>
    <style:style style:name="Footnote" style:parent-style-name="Standard" style:class="extra" style:family="paragraph">
      <style:paragraph-properties fo:text-indent="-0.499cm" style:auto-text-indent="false" fo:margin-right="0cm" fo:margin-left="0.499cm" text:number-lines="false" text:line-number="0"/>
      <style:text-properties fo:font-size="12pt" style:font-size-asian="12pt" style:font-size-complex="12pt"/>
    </style:style>
    <style:style style:name="Numbering_20_Symbols" style:display-name="Numbering Symbols" style:family="text">
</style:style>
    <style:style style:name="Bullet_20_Symbols" style:display-name="Bullet Symbols" style:family="text">
      <style:text-properties fo:font-size="9pt" style:font-size-asian="9pt" style:font-size-complex="9pt" fo:font-family="StarSymbol" style:font-family-asian="StarSymbol" style:font-family-complex="StarSymbol" style:font-name="StarSymbol" style:font-name-asian="StarSymbol" style:font-name-complex="Star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fo:font-weight="bold" style:text-underline-style="solid" style:text-underline-width="auto" style:text-underline-color="font-color"/>
    </style:style>
    <style:style style:name="Visited_20_Local_20_Link" style:display-name="Visited Local Link" style:family="text">
      <style:text-properties fo:color="#000000" fo:font-weight="bold"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Footnote_20_Symbol"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Quotation_20_1" style:display-name="Quotation 1" style:parent-style-name="Standard" style:family="paragraph">
      <style:paragraph-properties fo:text-indent="0cm" style:auto-text-indent="false" fo:margin-top="0.25cm" fo:margin-right="0cm" fo:margin-bottom="0.25cm" fo:margin-left="1cm" fo:border-top="none" fo:border-right="none" fo:border-bottom="none" fo:border-left="4.99pt solid #c0c0c0" fo:padding="0.049cm"/>
    </style:style>
    <style:style style:name="Quotation_20_2" style:display-name="Quotation 2" style:parent-style-name="Standard" style:family="paragraph">
      <style:paragraph-properties fo:text-indent="0cm" style:auto-text-indent="false" fo:margin-top="0.25cm" fo:margin-right="0cm" fo:margin-bottom="0.25cm" fo:margin-left="2cm" fo:border-top="none" fo:border-right="none" fo:border-bottom="none" fo:border-left="4.99pt solid #9966cc" fo:padding="0.049cm"/>
    </style:style>
    <style:style style:name="Quotation_20_3" style:display-name="Quotation 3" style:parent-style-name="Standard" style:family="paragraph">
      <style:paragraph-properties fo:text-indent="0cm" style:auto-text-indent="false" fo:margin-top="0.25cm" fo:margin-right="0cm" fo:margin-bottom="0.25cm" fo:margin-left="3cm" fo:border-top="none" fo:border-right="none" fo:border-bottom="none" fo:border-left="4.99pt solid #c5000b" fo:padding="0.049cm"/>
    </style:style>
    <style:style style:name="Quotation_20_4" style:display-name="Quotation 4" style:parent-style-name="Standard" style:family="paragraph">
      <style:paragraph-properties fo:text-indent="0cm" style:auto-text-indent="false" fo:margin-top="0.25cm" fo:margin-right="0cm" fo:margin-bottom="0.25cm" fo:margin-left="4.001cm" fo:border-top="none" fo:border-right="none" fo:border-bottom="none" fo:border-left="4.99pt solid #579d1c" fo:padding="0.049cm"/>
    </style:style>
    <style:style style:name="Quotation_20_5" style:display-name="Quotation 5" style:parent-style-name="Standard" style:family="paragraph">
      <style:paragraph-properties fo:text-indent="0cm" style:auto-text-indent="false" fo:margin-top="0.25cm" fo:margin-right="0cm" fo:margin-bottom="0.25cm" fo:margin-left="5.001cm" fo:border-top="none" fo:border-right="none" fo:border-bottom="none" fo:border-left="4.99pt solid #ff9966" fo:padding="0.049cm"/>
    </style:style>
    <style:style style:name="Contents_20_Heading" style:display-name="Contents Heading" style:parent-style-name="Heading" style:class="index" style:family="paragraph">
      <style:paragraph-properties fo:text-indent="0cm" style:auto-text-indent="false" fo:margin-right="0cm" fo:margin-left="0cm" text:number-lines="false" text:line-number="0"/>
      <style:text-properties fo:font-weight="bold" style:font-weight-asian="bold" style:font-weight-complex="bold" fo:font-size="16pt" style:font-size-asian="16pt" style:font-size-complex="16pt"/>
    </style:style>
    <style:style style:name="List_20_Symbols" style:display-name="List Symbols" style:family="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style:style style:name="Numbering_20_1_Content" style:display-name="Numbering 1 Content" style:parent-style-name="Standard" style:list-style-name="Numbering_20_1" style:family="paragraph">
</style:style>
    <style:style style:name="Numbering_20_1_Content_First" style:display-name="Numbering 1 Content First" style:parent-style-name="Numbering_20_1_Content" style:class="html" style:next-style-name="Text_20_body" style:family="paragraph">
      <style:paragraph-properties fo:margin-top="0.5cm"/>
    </style:style>
    <style:style style:name="Numbering_20_1_Content_Last" style:display-name="Numbering 1 Content Last" style:parent-style-name="Numbering_20_1_Content" style:class="html" style:next-style-name="Text_20_body" style:family="paragraph">
      <style:paragraph-properties fo:margin-bottom="0.5cm"/>
    </style:style>
    <text:list-style style:name="Numbering_20_1" style:display-name="Numbering 1">
      <text:list-level-style-number text:level="1" text:style-name="Numbering_20_Symbols" style:num-format="1" style:num-suffix=".">
        <style:list-level-properties fo:text-align="end" text:list-level-position-and-space-mode="label-alignment">
          <style:list-level-label-alignment text:label-followed-by="listtab" text:list-tab-stop-position="1.25cm" fo:text-indent="-0.25cm" fo:margin-left="1.25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List_20_1_Content" style:display-name="List 1 Content" style:parent-style-name="Standard" style:list-style-name="List_20_1" style:family="paragraph">
</style:style>
    <style:style style:name="List_20_1_Content_First" style:display-name="List 1 Content First" style:parent-style-name="List_20_1_Content" style:class="html" style:next-style-name="Text_20_body" style:family="paragraph">
      <style:paragraph-properties fo:margin-top="0.5cm"/>
    </style:style>
    <style:style style:name="List_20_1_Content_Last" style:display-name="List 1 Content Last" style:parent-style-name="List_20_1_Content" style:class="html" style:next-style-name="Text_20_body" style:family="paragraph">
      <style:paragraph-properties fo:margin-bottom="0.5cm"/>
    </style:style>
    <text:list-style style:name="List_20_1" style:display-name="List 1">
      <text:list-level-style-bullet text:level="1" text:style-name="Numbering_20_Symbols" text:bullet-char="•">
        <style:list-level-properties fo:text-align="end" text:list-level-position-and-space-mode="label-alignment">
          <style:list-level-label-alignment text:label-followed-by="listtab" text:list-tab-stop-position="1.25cm" fo:text-indent="-0.25cm" fo:margin-left="1.25cm"/>
        </style:list-level-properties>
        <style:text-properties style:font-name="OpenSymbol"/>
      </text:list-level-style-bullet>
      <text:list-level-style-bullet text:level="2" text:bullet-char="•">
        <style:list-level-properties fo:text-align="end" text:list-level-position-and-space-mode="label-alignment">
          <style:list-level-label-alignment text:label-followed-by="listtab" text:list-tab-stop-position="2.25cm" fo:text-indent="-0.25cm" fo:margin-left="2.25cm"/>
        </style:list-level-properties>
        <style:text-properties style:font-name="StarSymbol1"/>
      </text:list-level-style-bullet>
      <text:list-level-style-bullet text:level="3" text:style-name="Numbering_20_Symbols" text:bullet-char="•">
        <style:list-level-properties fo:text-align="end" text:list-level-position-and-space-mode="label-alignment">
          <style:list-level-label-alignment text:label-followed-by="listtab" text:list-tab-stop-position="3.25cm" fo:text-indent="-0.25cm" fo:margin-left="3.25cm"/>
        </style:list-level-properties>
        <style:text-properties style:font-name="OpenSymbol"/>
      </text:list-level-style-bullet>
      <text:list-level-style-bullet text:level="4" text:style-name="Numbering_20_Symbols" text:bullet-char="•">
        <style:list-level-properties fo:text-align="end" text:list-level-position-and-space-mode="label-alignment">
          <style:list-level-label-alignment text:label-followed-by="listtab" text:list-tab-stop-position="4.25cm" fo:text-indent="-0.25cm" fo:margin-left="4.25cm"/>
        </style:list-level-properties>
        <style:text-properties style:font-name="OpenSymbol"/>
      </text:list-level-style-bullet>
      <text:list-level-style-bullet text:level="5" text:style-name="Numbering_20_Symbols" text:bullet-char="•">
        <style:list-level-properties fo:text-align="end" text:list-level-position-and-space-mode="label-alignment">
          <style:list-level-label-alignment text:label-followed-by="listtab" text:list-tab-stop-position="5.25cm" fo:text-indent="-0.25cm" fo:margin-left="5.25cm"/>
        </style:list-level-properties>
        <style:text-properties style:font-name="OpenSymbol"/>
      </text:list-level-style-bullet>
      <text:list-level-style-bullet text:level="6" text:style-name="Numbering_20_Symbols" text:bullet-char="•">
        <style:list-level-properties fo:text-align="end" text:list-level-position-and-space-mode="label-alignment">
          <style:list-level-label-alignment text:label-followed-by="listtab" text:list-tab-stop-position="6.25cm" fo:text-indent="-0.25cm" fo:margin-left="6.25cm"/>
        </style:list-level-properties>
        <style:text-properties style:font-name="OpenSymbol"/>
      </text:list-level-style-bullet>
      <text:list-level-style-bullet text:level="7" text:style-name="Numbering_20_Symbols" text:bullet-char="•">
        <style:list-level-properties fo:text-align="end" text:list-level-position-and-space-mode="label-alignment">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fo:text-align="end" text:list-level-position-and-space-mode="label-alignment">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fo:text-align="end" text:list-level-position-and-space-mode="label-alignment">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fo:text-align="end" text:list-level-position-and-space-mode="label-alignment">
          <style:list-level-label-alignment text:label-followed-by="listtab" text:list-tab-stop-position="10.25cm" fo:text-indent="-0.25cm" fo:margin-left="10.2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highlight_list_numbers_text_style" style:display-name="Source Code Numbers style" style:family="text">
      <style:text-properties fo:color="#000000"/>
    </style:style>
    <style:style style:name="LastListParagraph_List_20_1_Content_First" style:display-name="Last List 1 Content First" style:parent-style-name="List_20_1_Content_First" style:class="html" style:next-style-name="Text_20_body" style:family="paragraph">
      <style:paragraph-properties fo:margin-top="0.5cm"/>
    </style:style>
  </office:style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style:style style:name="highlight_list_paragraph_style" style:display-name="Text body" style:parent-style-name="Standard" style:class="text" style:family="paragraph">
      <style:paragraph-properties fo:text-align="left" style:justify-single-word="false"/>
    </style:style>
    <text:list-style style:name="highlight_list_ol_style" style:display-name="Numbering 1">
      <text:list-level-style-number text:level="1" text:style-name="highlight_list_numbers_text_style" style:num-format="1" style:num-suffix=".">
        <style:list-level-properties fo:text-align="left"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PluginODTAutoStyle_TableCell_1" style:family="table-cell">
      <style:table-cell-properties fo:border="0.06pt solid #8cacbb" fo:padding="0.049cm" fo:background-color="#f7f9fa"/>
    </style:style>
    <style:style style:name="PluginODTAutoStyle_Paragraph_2" style:family="paragraph">
      <style:paragraph-properties fo:padding="0.049cm"/>
    </style:style>
    <style:style style:name="odt_auto_style_table_column_1_1" style:family="table-column">
      <style:table-column-properties style:column-width="481.89pt"/>
    </style:style>
    <style:style style:name="highlight_kw2" style:family="text">
      <style:text-properties fo:color="#000000" fo:font-weight="bold" fo:font-family="Consolas" fo:font-size="14pt" fo:font-style="normal" fo:border="0pt none"/>
    </style:style>
    <style:style style:name="PluginODTAutoStyle_TableCell_3" style:family="table-cell">
      <style:table-cell-properties fo:border="0.06pt solid #8cacbb" fo:padding="0.049cm" fo:background-color="#f7f9fa"/>
    </style:style>
    <style:style style:name="PluginODTAutoStyle_Paragraph_4" style:family="paragraph">
      <style:paragraph-properties fo:padding="0.049cm"/>
    </style:style>
    <style:style style:name="odt_auto_style_table_column_2_1" style:family="table-column">
      <style:table-column-properties style:column-width="481.89pt"/>
    </style:style>
    <style:style style:name="highlight_re5" style:family="text">
      <style:text-properties fo:color="#660033" fo:font-family="Consolas" fo:font-size="14pt" fo:font-style="normal" fo:border="0pt none"/>
    </style:style>
    <style:style style:name="highlight_sy0" style:family="text">
      <style:text-properties fo:color="#66cc66" fo:font-family="Consolas" fo:font-size="14pt" fo:font-style="normal" fo:border="0pt none"/>
    </style:style>
    <style:style style:name="PluginODTAutoStyle_TableCell_5" style:family="table-cell">
      <style:table-cell-properties fo:border="0.06pt solid #8cacbb" fo:padding="0.049cm" fo:background-color="#f7f9fa"/>
    </style:style>
    <style:style style:name="PluginODTAutoStyle_Paragraph_6" style:family="paragraph">
      <style:paragraph-properties fo:padding="0.049cm"/>
    </style:style>
    <style:style style:name="odt_auto_style_table_column_3_1" style:family="table-column">
      <style:table-column-properties style:column-width="481.89pt"/>
    </style:style>
    <style:style style:name="highlight_nu0" style:family="text">
      <style:text-properties fo:color="#cc66cc" fo:font-family="Consolas" fo:font-size="14pt" fo:font-style="normal" fo:border="0pt none"/>
    </style:style>
    <style:style style:name="highlight_st0" style:family="text">
      <style:text-properties fo:color="#ff0000" fo:font-family="Consolas" fo:font-size="14pt" fo:font-style="normal" fo:border="0pt none"/>
    </style:style>
    <style:style style:name="PluginODTAutoStyle_TableCell_7" style:family="table-cell">
      <style:table-cell-properties fo:border="0.06pt solid #8cacbb" fo:padding="0.049cm" fo:background-color="#f7f9fa"/>
    </style:style>
    <style:style style:name="PluginODTAutoStyle_Paragraph_8" style:family="paragraph">
      <style:paragraph-properties fo:padding="0.049cm"/>
    </style:style>
    <style:style style:name="odt_auto_style_table_column_4_1" style:family="table-column">
      <style:table-column-properties style:column-width="481.89pt"/>
    </style:style>
    <style:style style:name="PluginODTAutoStyle_TableCell_9" style:family="table-cell">
      <style:table-cell-properties fo:border="0.06pt solid #8cacbb" fo:padding="0.049cm" fo:background-color="#f7f9fa"/>
    </style:style>
    <style:style style:name="PluginODTAutoStyle_Paragraph_10" style:family="paragraph">
      <style:paragraph-properties fo:padding="0.049cm"/>
    </style:style>
    <style:style style:name="odt_auto_style_table_column_5_1" style:family="table-column">
      <style:table-column-properties style:column-width="481.89pt"/>
    </style:style>
    <style:style style:name="PluginODTAutoStyle_TableCell_11" style:family="table-cell">
      <style:table-cell-properties fo:border="0.06pt solid #8cacbb" fo:padding="0.049cm" fo:background-color="#f7f9fa"/>
    </style:style>
    <style:style style:name="PluginODTAutoStyle_Paragraph_12" style:family="paragraph">
      <style:paragraph-properties fo:padding="0.049cm"/>
    </style:style>
    <style:style style:name="odt_auto_style_table_column_6_1" style:family="table-column">
      <style:table-column-properties style:column-width="481.89pt"/>
    </style:style>
    <style:style style:name="PluginODTAutoStyle_TableCell_13" style:family="table-cell">
      <style:table-cell-properties fo:border="0.06pt solid #8cacbb" fo:padding="0.049cm" fo:background-color="#f7f9fa"/>
    </style:style>
    <style:style style:name="PluginODTAutoStyle_Paragraph_14" style:family="paragraph">
      <style:paragraph-properties fo:padding="0.049cm"/>
    </style:style>
    <style:style style:name="odt_auto_style_table_column_7_1" style:family="table-column">
      <style:table-column-properties style:column-width="481.89pt"/>
    </style:style>
    <style:style style:name="PluginODTAutoStyle_TableCell_15" style:family="table-cell">
      <style:table-cell-properties fo:border="0.06pt solid #8cacbb" fo:padding="0.049cm" fo:background-color="#f7f9fa"/>
    </style:style>
    <style:style style:name="PluginODTAutoStyle_Paragraph_16" style:family="paragraph">
      <style:paragraph-properties fo:padding="0.049cm"/>
    </style:style>
    <style:style style:name="odt_auto_style_table_column_8_1" style:family="table-column">
      <style:table-column-properties style:column-width="481.89pt"/>
    </style:style>
    <style:style style:name="PluginODTAutoStyle_TableCell_17" style:family="table-cell">
      <style:table-cell-properties fo:border="0.06pt solid #8cacbb" fo:padding="0.049cm" fo:background-color="#f7f9fa"/>
    </style:style>
    <style:style style:name="PluginODTAutoStyle_Paragraph_18" style:family="paragraph">
      <style:paragraph-properties fo:padding="0.049cm"/>
    </style:style>
    <style:style style:name="odt_auto_style_table_column_9_1" style:family="table-column">
      <style:table-column-properties style:column-width="481.89pt"/>
    </style:style>
    <style:style style:name="PluginODTAutoStyle_TableCell_19" style:family="table-cell">
      <style:table-cell-properties fo:border="0.06pt solid #8cacbb" fo:padding="0.049cm" fo:background-color="#f7f9fa"/>
    </style:style>
    <style:style style:name="PluginODTAutoStyle_Paragraph_20" style:family="paragraph">
      <style:paragraph-properties fo:padding="0.049cm"/>
    </style:style>
    <style:style style:name="odt_auto_style_table_column_10_1" style:family="table-column">
      <style:table-column-properties style:column-width="481.89pt"/>
    </style:style>
    <style:style style:name="PluginODTAutoStyle_TableCell_21" style:family="table-cell">
      <style:table-cell-properties fo:border="0.06pt solid #8cacbb" fo:padding="0.049cm" fo:background-color="#f7f9fa"/>
    </style:style>
    <style:style style:name="PluginODTAutoStyle_Paragraph_22" style:family="paragraph">
      <style:paragraph-properties fo:padding="0.049cm"/>
    </style:style>
    <style:style style:name="odt_auto_style_table_column_11_1" style:family="table-column">
      <style:table-column-properties style:column-width="481.89pt"/>
    </style:style>
    <style:style style:name="PluginODTAutoStyle_TableCell_23" style:family="table-cell">
      <style:table-cell-properties fo:border="0.06pt solid #8cacbb" fo:padding="0.049cm" fo:background-color="#f7f9fa"/>
    </style:style>
    <style:style style:name="PluginODTAutoStyle_Paragraph_24" style:family="paragraph">
      <style:paragraph-properties fo:padding="0.049cm"/>
    </style:style>
    <style:style style:name="odt_auto_style_table_column_12_1" style:family="table-column">
      <style:table-column-properties style:column-width="481.89pt"/>
    </style:style>
    <style:style style:name="highlight_kw1" style:family="text">
      <style:text-properties fo:color="#b1b100" fo:font-family="Consolas" fo:font-size="14pt" fo:font-style="normal" fo:border="0pt none"/>
    </style:style>
    <style:style style:name="highlight_sy1" style:family="text">
      <style:text-properties fo:color="#339933" fo:font-family="Consolas" fo:font-size="14pt" fo:font-style="normal" fo:border="0pt none"/>
    </style:style>
    <style:style style:name="highlight_sy2" style:family="text">
      <style:text-properties fo:color="#000066" fo:font-family="Consolas" fo:font-size="14pt" fo:font-style="normal" fo:border="0pt none"/>
    </style:style>
    <style:style style:name="highlight_br0" style:family="text">
      <style:text-properties fo:color="#66cc66" fo:font-family="Consolas" fo:font-size="14pt" fo:font-style="normal" fo:border="0pt none"/>
    </style:style>
    <style:style style:name="highlight_kw23" style:family="text">
      <style:text-properties fo:font-family="Consolas" fo:font-size="14pt" fo:color="#333333" fo:font-style="normal" fo:border="0pt none"/>
    </style:style>
    <style:style style:name="highlight_kw4" style:family="text">
      <style:text-properties fo:color="#993333" fo:font-family="Consolas" fo:font-size="14pt" fo:font-style="normal" fo:border="0pt none"/>
    </style:style>
    <style:style style:name="highlight_kw10" style:family="text">
      <style:text-properties fo:color="#003399" fo:font-weight="bold" fo:font-family="Consolas" fo:font-size="14pt" fo:font-style="normal" fo:border="0pt none"/>
    </style:style>
    <style:style style:name="highlight_kw3" style:family="text">
      <style:text-properties fo:color="#000066" fo:font-family="Consolas" fo:font-size="14pt" fo:font-style="normal" fo:border="0pt none"/>
    </style:style>
    <style:style style:name="highlight_kw21" style:family="text">
      <style:text-properties fo:font-family="Consolas" fo:font-size="14pt" fo:color="#333333" fo:font-style="normal" fo:border="0pt none"/>
    </style:style>
    <style:style style:name="PluginODTAutoStyle_TableCell_25" style:family="table-cell">
      <style:table-cell-properties fo:border="0.06pt solid #8cacbb" fo:padding="0.049cm" fo:background-color="#f7f9fa"/>
    </style:style>
    <style:style style:name="PluginODTAutoStyle_Paragraph_26" style:family="paragraph">
      <style:paragraph-properties fo:padding="0.049cm"/>
    </style:style>
    <style:style style:name="odt_auto_style_table_column_13_1" style:family="table-column">
      <style:table-column-properties style:column-width="481.89pt"/>
    </style:style>
    <style:style style:name="PluginODTAutoStyle_TableCell_27" style:family="table-cell">
      <style:table-cell-properties fo:border="0.06pt solid #8cacbb" fo:padding="0.049cm" fo:background-color="#f7f9fa"/>
    </style:style>
    <style:style style:name="PluginODTAutoStyle_Paragraph_28" style:family="paragraph">
      <style:paragraph-properties fo:padding="0.049cm"/>
    </style:style>
    <style:style style:name="odt_auto_style_table_column_14_1" style:family="table-column">
      <style:table-column-properties style:column-width="481.89pt"/>
    </style:style>
    <style:style style:name="PluginODTAutoStyle_TableCell_29" style:family="table-cell">
      <style:table-cell-properties fo:border="0.06pt solid #8cacbb" fo:padding="0.049cm" fo:background-color="#f7f9fa"/>
    </style:style>
    <style:style style:name="PluginODTAutoStyle_Paragraph_30" style:family="paragraph">
      <style:paragraph-properties fo:padding="0.049cm"/>
    </style:style>
    <style:style style:name="odt_auto_style_table_column_15_1" style:family="table-column">
      <style:table-column-properties style:column-width="481.89pt"/>
    </style:style>
    <style:style style:name="PluginODTAutoStyle_TableCell_31" style:family="table-cell">
      <style:table-cell-properties fo:border="0.06pt solid #8cacbb" fo:padding="0.049cm" fo:background-color="#f7f9fa"/>
    </style:style>
    <style:style style:name="PluginODTAutoStyle_Paragraph_32" style:family="paragraph">
      <style:paragraph-properties fo:padding="0.049cm"/>
    </style:style>
    <style:style style:name="odt_auto_style_table_column_16_1" style:family="table-column">
      <style:table-column-properties style:column-width="481.89pt"/>
    </style:style>
    <style:style style:name="PluginODTAutoStyle_TableCell_33" style:family="table-cell">
      <style:table-cell-properties fo:border="0.06pt solid #8cacbb" fo:padding="0.049cm" fo:background-color="#f7f9fa"/>
    </style:style>
    <style:style style:name="PluginODTAutoStyle_Paragraph_34" style:family="paragraph">
      <style:paragraph-properties fo:padding="0.049cm"/>
    </style:style>
    <style:style style:name="odt_auto_style_table_column_17_1" style:family="table-column">
      <style:table-column-properties style:column-width="481.89pt"/>
    </style:style>
    <style:style style:name="PluginODTAutoStyle_TableCell_35" style:family="table-cell">
      <style:table-cell-properties fo:border="0.06pt solid #8cacbb" fo:padding="0.049cm" fo:background-color="#f7f9fa"/>
    </style:style>
    <style:style style:name="PluginODTAutoStyle_Paragraph_36" style:family="paragraph">
      <style:paragraph-properties fo:padding="0.049cm"/>
    </style:style>
    <style:style style:name="odt_auto_style_table_column_18_1" style:family="table-column">
      <style:table-column-properties style:column-width="481.89pt"/>
    </style:style>
    <style:style style:name="PluginODTAutoStyle_TableCell_37" style:family="table-cell">
      <style:table-cell-properties fo:border="0.06pt solid #8cacbb" fo:padding="0.049cm" fo:background-color="#f7f9fa"/>
    </style:style>
    <style:style style:name="PluginODTAutoStyle_Paragraph_38" style:family="paragraph">
      <style:paragraph-properties fo:padding="0.049cm"/>
    </style:style>
    <style:style style:name="odt_auto_style_table_column_19_1" style:family="table-column">
      <style:table-column-properties style:column-width="481.89pt"/>
    </style:style>
    <style:style style:name="PluginODTAutoStyle_TableCell_39" style:family="table-cell">
      <style:table-cell-properties fo:border="0.06pt solid #8cacbb" fo:padding="0.049cm" fo:background-color="#f7f9fa"/>
    </style:style>
    <style:style style:name="PluginODTAutoStyle_Paragraph_40" style:family="paragraph">
      <style:paragraph-properties fo:padding="0.049cm"/>
    </style:style>
    <style:style style:name="odt_auto_style_table_column_20_1" style:family="table-column">
      <style:table-column-properties style:column-width="481.89pt"/>
    </style:style>
    <style:style style:name="PluginODTAutoStyle_TableCell_41" style:family="table-cell">
      <style:table-cell-properties fo:border="0.06pt solid #8cacbb" fo:padding="0.049cm" fo:background-color="#f7f9fa"/>
    </style:style>
    <style:style style:name="PluginODTAutoStyle_Paragraph_42" style:family="paragraph">
      <style:paragraph-properties fo:padding="0.049cm"/>
    </style:style>
    <style:style style:name="odt_auto_style_table_column_21_1" style:family="table-column">
      <style:table-column-properties style:column-width="481.89pt"/>
    </style:style>
    <style:style style:name="PluginODTAutoStyle_TableCell_43" style:family="table-cell">
      <style:table-cell-properties fo:border="0.06pt solid #8cacbb" fo:padding="0.049cm" fo:background-color="#f7f9fa"/>
    </style:style>
    <style:style style:name="PluginODTAutoStyle_Paragraph_44" style:family="paragraph">
      <style:paragraph-properties fo:padding="0.049cm"/>
    </style:style>
    <style:style style:name="odt_auto_style_table_column_22_1" style:family="table-column">
      <style:table-column-properties style:column-width="481.89pt"/>
    </style:style>
    <style:style style:name="PluginODTAutoStyle_TableCell_45" style:family="table-cell">
      <style:table-cell-properties fo:border="0.06pt solid #8cacbb" fo:padding="0.049cm" fo:background-color="#f7f9fa"/>
    </style:style>
    <style:style style:name="PluginODTAutoStyle_Paragraph_46" style:family="paragraph">
      <style:paragraph-properties fo:padding="0.049cm"/>
    </style:style>
    <style:style style:name="odt_auto_style_table_column_23_1" style:family="table-column">
      <style:table-column-properties style:column-width="481.89pt"/>
    </style:style>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DokuWiki Release 2017-02-19e "Frusterick Manners"</meta:generator>
    <meta:initial-creator>Generated</meta:initial-creator>
    <meta:creation-date>1970-01-01T01::00:00</meta:creation-date>
    <dc:creator>Generated</dc:creator>
    <dc:date>1970-01-01T01::00:00</dc:date>
    <dc:language>en-US</dc:language>
    <meta:editing-cycles>1</meta:editing-cycles>
    <meta:editing-duration>PT0S</meta:editing-duration>
    <dc:title>oktatas:linux:ftp_szerver:pure-ftpd</dc:title>
  </office:meta>
</office:document-meta>
</file>